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ns0:document-content xmlns:ns0="urn:oasis:names:tc:opendocument:xmlns:office:1.0" xmlns:ns1="urn:oasis:names:tc:opendocument:xmlns:style:1.0" xmlns:ns2="urn:oasis:names:tc:opendocument:xmlns:svg-compatible:1.0" xmlns:ns3="urn:oasis:names:tc:opendocument:xmlns:xsl-fo-compatible:1.0" xmlns:ns4="urn:oasis:names:tc:opendocument:xmlns:table:1.0" xmlns:ns5="urn:oasis:names:tc:opendocument:xmlns:drawing:1.0" xmlns:ns6="urn:oasis:names:tc:opendocument:xmlns:text:1.0" ns0:version="1.4">
  <ns0:font-face-decls>
    <ns1:font-face ns1:name="Aptos" ns2:font-family="Aptos" ns1:font-family-generic="swiss" ns1:font-pitch="variable"/>
    <ns1:font-face ns1:name="Arial Unicode MS" ns2:font-family="Arial Unicode MS" ns1:font-family-generic="roman" ns1:font-pitch="variable" ns2:panose-1="2 11 6 4 2 2 2 2 2 4"/>
    <ns1:font-face ns1:name="Times New Roman" ns2:font-family="Times New Roman" ns1:font-family-generic="roman" ns1:font-pitch="variable" ns2:panose-1="2 2 6 3 5 4 5 2 3 4"/>
    <ns1:font-face ns1:name="Interstate" ns2:font-family="Interstate" ns1:font-family-generic="modern" ns1:font-pitch="variable"/>
    <ns1:font-face ns1:name="Aptos Display" ns2:font-family="Aptos Display" ns1:font-family-generic="swiss" ns1:font-pitch="variable"/>
    <ns1:font-face ns1:name="EC Square Sans Pro" ns2:font-family="EC Square Sans Pro" ns1:font-family-generic="swiss" ns1:font-pitch="variable"/>
    <ns1:font-face ns1:name="Source Sans Pro" ns2:font-family="Source Sans Pro" ns1:font-family-generic="swiss" ns1:font-pitch="variable" ns2:panose-1="2 11 5 3 3 4 3 2 2 4"/>
    <ns1:font-face ns1:name="Calibri" ns2:font-family="Calibri" ns1:font-family-generic="swiss" ns1:font-pitch="variable" ns2:panose-1="2 15 5 2 2 2 4 3 2 4"/>
    <ns1:font-face ns1:name="Consolas" ns2:font-family="Consolas" ns1:font-family-generic="modern" ns1:font-pitch="fixed" ns2:panose-1="2 11 6 9 2 2 4 3 2 4"/>
    <ns1:font-face ns1:name="Segoe UI" ns2:font-family="Segoe UI" ns1:font-family-generic="swiss" ns1:font-pitch="variable" ns2:panose-1="2 11 5 2 4 2 4 2 2 3"/>
  </ns0:font-face-decls>
  <ns0:automatic-styles>
    <ns1:style ns1:name="P1" ns1:parent-style-name="Standaard" ns1:master-page-name="MP0" ns1:family="paragraph">
      <ns1:paragraph-properties ns3:break-before="page" ns3:margin-top="0.0006in"/>
    </ns1:style>
    <ns1:style ns1:name="T2" ns1:parent-style-name="Standaardalinea-lettertype" ns1:family="text">
      <ns1:text-properties ns3:font-size="10pt" ns1:font-size-asian="10pt"/>
    </ns1:style>
    <ns1:style ns1:name="T3" ns1:parent-style-name="Standaardalinea-lettertype" ns1:family="text">
      <ns1:text-properties ns3:font-size="10pt" ns1:font-size-asian="10pt"/>
    </ns1:style>
    <ns1:style ns1:name="T4" ns1:parent-style-name="Standaardalinea-lettertype" ns1:family="text">
      <ns1:text-properties ns3:font-weight="bold" ns1:font-weight-asian="bold" ns3:font-size="10pt" ns1:font-size-asian="10pt"/>
    </ns1:style>
    <ns1:style ns1:name="T5" ns1:parent-style-name="Standaardalinea-lettertype" ns1:family="text">
      <ns1:text-properties ns3:font-weight="bold" ns1:font-weight-asian="bold" ns3:letter-spacing="-0.0027in" ns3:font-size="10pt" ns1:font-size-asian="10pt"/>
    </ns1:style>
    <ns1:style ns1:name="T6" ns1:parent-style-name="Standaardalinea-lettertype" ns1:family="text">
      <ns1:text-properties ns3:font-weight="bold" ns1:font-weight-asian="bold" ns3:font-size="10pt" ns1:font-size-asian="10pt"/>
    </ns1:style>
    <ns1:style ns1:name="T7" ns1:parent-style-name="Standaardalinea-lettertype" ns1:family="text">
      <ns1:text-properties ns3:font-weight="bold" ns1:font-weight-asian="bold" ns3:letter-spacing="-0.002in" ns3:font-size="10pt" ns1:font-size-asian="10pt"/>
    </ns1:style>
    <ns1:style ns1:name="T8" ns1:parent-style-name="Standaardalinea-lettertype" ns1:family="text">
      <ns1:text-properties ns3:font-size="10pt" ns1:font-size-asian="10pt"/>
    </ns1:style>
    <ns1:style ns1:name="T9" ns1:parent-style-name="Standaardalinea-lettertype" ns1:family="text">
      <ns1:text-properties ns3:letter-spacing="-0.0027in" ns3:font-size="10pt" ns1:font-size-asian="10pt"/>
    </ns1:style>
    <ns1:style ns1:name="T10" ns1:parent-style-name="Standaardalinea-lettertype" ns1:family="text">
      <ns1:text-properties ns3:font-size="10pt" ns1:font-size-asian="10pt"/>
    </ns1:style>
    <ns1:style ns1:name="T11" ns1:parent-style-name="Standaardalinea-lettertype" ns1:family="text">
      <ns1:text-properties ns3:letter-spacing="-0.002in" ns3:font-size="10pt" ns1:font-size-asian="10pt"/>
    </ns1:style>
    <ns1:style ns1:name="T12" ns1:parent-style-name="Standaardalinea-lettertype" ns1:family="text">
      <ns1:text-properties ns3:font-size="10pt" ns1:font-size-asian="10pt"/>
    </ns1:style>
    <ns1:style ns1:name="T13" ns1:parent-style-name="Standaardalinea-lettertype" ns1:family="text">
      <ns1:text-properties ns3:letter-spacing="-0.002in" ns3:font-size="10pt" ns1:font-size-asian="10pt"/>
    </ns1:style>
    <ns1:style ns1:name="T14" ns1:parent-style-name="Standaardalinea-lettertype" ns1:family="text">
      <ns1:text-properties ns3:font-size="10pt" ns1:font-size-asian="10pt"/>
    </ns1:style>
    <ns1:style ns1:name="T15" ns1:parent-style-name="Standaardalinea-lettertype" ns1:family="text">
      <ns1:text-properties ns3:letter-spacing="-0.002in" ns3:font-size="10pt" ns1:font-size-asian="10pt"/>
    </ns1:style>
    <ns1:style ns1:name="T16" ns1:parent-style-name="Standaardalinea-lettertype" ns1:family="text">
      <ns1:text-properties ns3:font-size="10pt" ns1:font-size-asian="10pt"/>
    </ns1:style>
    <ns1:style ns1:name="T17" ns1:parent-style-name="Standaardalinea-lettertype" ns1:family="text">
      <ns1:text-properties ns3:letter-spacing="-0.002in" ns3:font-size="10pt" ns1:font-size-asian="10pt"/>
    </ns1:style>
    <ns1:style ns1:name="T18" ns1:parent-style-name="Standaardalinea-lettertype" ns1:family="text">
      <ns1:text-properties ns3:font-size="10pt" ns1:font-size-asian="10pt"/>
    </ns1:style>
    <ns1:style ns1:name="T19" ns1:parent-style-name="Standaardalinea-lettertype" ns1:family="text">
      <ns1:text-properties ns3:letter-spacing="-0.002in" ns3:font-size="10pt" ns1:font-size-asian="10pt"/>
    </ns1:style>
    <ns1:style ns1:name="T20" ns1:parent-style-name="Standaardalinea-lettertype" ns1:family="text">
      <ns1:text-properties ns3:letter-spacing="-0.0013in" ns3:font-size="10pt" ns1:font-size-asian="10pt"/>
    </ns1:style>
    <ns1:style ns1:name="TableColumn22" ns1:family="table-column">
      <ns1:table-column-properties ns1:column-width="0.8861in"/>
    </ns1:style>
    <ns1:style ns1:name="TableColumn23" ns1:family="table-column">
      <ns1:table-column-properties ns1:column-width="0.0513in"/>
    </ns1:style>
    <ns1:style ns1:name="TableColumn24" ns1:family="table-column">
      <ns1:table-column-properties ns1:column-width="2.7048in"/>
    </ns1:style>
    <ns1:style ns1:name="TableColumn25" ns1:family="table-column">
      <ns1:table-column-properties ns1:column-width="0.0506in"/>
    </ns1:style>
    <ns1:style ns1:name="TableColumn26" ns1:family="table-column">
      <ns1:table-column-properties ns1:column-width="2.6in"/>
    </ns1:style>
    <ns1:style ns1:name="TableColumn27" ns1:family="table-column">
      <ns1:table-column-properties ns1:column-width="0.0069in"/>
    </ns1:style>
    <ns1:style ns1:name="Table21" ns1:family="table">
      <ns1:table-properties ns1:width="6.3in" ns3:margin-left="0in" ns4:align="left"/>
    </ns1:style>
    <ns1:style ns1:name="TableRow28" ns1:family="table-row">
      <ns1:table-row-properties/>
    </ns1:style>
    <ns1:style ns1:name="TableCell29" ns1:family="table-cell">
      <ns1:table-cell-properties ns3:border="none" ns1:writing-mode="lr-tb" ns3:padding-top="0in" ns3:padding-left="0.075in" ns3:padding-bottom="0in" ns3:padding-right="0.075in"/>
    </ns1:style>
    <ns1:style ns1:name="P30" ns1:parent-style-name="Standaard" ns1:family="paragraph">
      <ns1:paragraph-properties ns3:margin-top="0.0465in" ns3:margin-bottom="0.0256in">
        <ns1:tab-stops>
          <ns1:tab-stop ns1:type="left" ns1:position="1.6791in"/>
          <ns1:tab-stop ns1:type="left" ns1:position="6.3125in"/>
        </ns1:tab-stops>
      </ns1:paragraph-properties>
    </ns1:style>
    <ns1:style ns1:name="T31" ns1:parent-style-name="Standaardalinea-lettertype" ns1:family="text">
      <ns1:text-properties ns3:font-weight="bold" ns1:font-weight-asian="bold" ns3:letter-spacing="-0.0013in" ns3:font-size="10pt" ns1:font-size-asian="10pt"/>
    </ns1:style>
    <ns1:style ns1:name="T32" ns1:parent-style-name="Standaardalinea-lettertype" ns1:family="text">
      <ns1:text-properties ns3:font-weight="bold" ns1:font-weight-asian="bold" ns3:letter-spacing="-0.0062in" ns3:font-size="10pt" ns1:font-size-asian="10pt"/>
    </ns1:style>
    <ns1:style ns1:name="T33" ns1:parent-style-name="Standaardalinea-lettertype" ns1:family="text">
      <ns1:text-properties ns3:font-weight="bold" ns1:font-weight-asian="bold" ns3:letter-spacing="-0.0013in" ns3:font-size="10pt" ns1:font-size-asian="10pt"/>
    </ns1:style>
    <ns1:style ns1:name="TableCell34" ns1:family="table-cell">
      <ns1:table-cell-properties ns3:border="none" ns1:writing-mode="lr-tb" ns3:padding-top="0in" ns3:padding-left="0.075in" ns3:padding-bottom="0in" ns3:padding-right="0.075in"/>
    </ns1:style>
    <ns1:style ns1:name="P35" ns1:parent-style-name="Standaard" ns1:family="paragraph">
      <ns1:paragraph-properties ns3:margin-top="0.0465in" ns3:margin-bottom="0.0256in">
        <ns1:tab-stops>
          <ns1:tab-stop ns1:type="left" ns1:position="1.6791in"/>
          <ns1:tab-stop ns1:type="left" ns1:position="6.3125in"/>
        </ns1:tab-stops>
      </ns1:paragraph-properties>
    </ns1:style>
    <ns1:style ns1:name="T36" ns1:parent-style-name="Standaardalinea-lettertype" ns1:family="text">
      <ns1:text-properties ns3:font-weight="bold" ns1:font-weight-asian="bold" ns3:font-size="10pt" ns1:font-size-asian="10pt"/>
    </ns1:style>
    <ns1:style ns1:name="T37" ns1:parent-style-name="Standaardalinea-lettertype" ns1:family="text">
      <ns1:text-properties ns3:font-weight="bold" ns1:font-weight-asian="bold" ns3:letter-spacing="-0.0013in" ns3:font-size="10pt" ns1:font-size-asian="10pt"/>
    </ns1:style>
    <ns1:style ns1:name="TableCell38" ns1:family="table-cell">
      <ns1:table-cell-properties ns3:border="none" ns1:writing-mode="lr-tb" ns3:padding-top="0in" ns3:padding-left="0.075in" ns3:padding-bottom="0in" ns3:padding-right="0.075in"/>
    </ns1:style>
    <ns1:style ns1:name="P39" ns1:parent-style-name="Standaard" ns1:family="paragraph">
      <ns1:paragraph-properties ns3:margin-top="0.0465in" ns3:margin-bottom="0.0256in">
        <ns1:tab-stops>
          <ns1:tab-stop ns1:type="left" ns1:position="1.6791in"/>
          <ns1:tab-stop ns1:type="left" ns1:position="6.3125in"/>
        </ns1:tab-stops>
      </ns1:paragraph-properties>
      <ns1:text-properties ns3:font-weight="bold" ns1:font-weight-asian="bold" ns3:letter-spacing="-0.0013in" ns3:font-size="10pt" ns1:font-size-asian="10pt"/>
    </ns1:style>
    <ns1:style ns1:name="TableRow40" ns1:family="table-row">
      <ns1:table-row-properties ns1:min-row-height="0.5701in"/>
    </ns1:style>
    <ns1:style ns1:name="TableCell41" ns1:family="table-cell">
      <ns1:table-cell-properties ns3:border-top="0.0138in dotted #000000" ns3:border-left="none" ns3:border-bottom="0.0416in solid #FFFFFF" ns3:border-right="none" ns3:background-color="#F2F2F5" ns1:writing-mode="lr-tb" ns3:padding-top="0in" ns3:padding-left="0in" ns3:padding-bottom="0in" ns3:padding-right="0in">
        <ns1:background-fill ns5:fill="solid" ns5:fill-color="#F2F2F5"/>
      </ns1:table-cell-properties>
    </ns1:style>
    <ns1:style ns1:name="P42" ns1:parent-style-name="TableParagraph" ns1:family="paragraph">
      <ns1:paragraph-properties ns3:margin-top="0.0326in"/>
      <ns1:text-properties ns3:font-weight="bold" ns1:font-weight-asian="bold" ns3:font-size="10pt" ns1:font-size-asian="10pt"/>
    </ns1:style>
    <ns1:style ns1:name="P43" ns1:parent-style-name="TableParagraph" ns1:family="paragraph">
      <ns1:paragraph-properties ns3:text-align="center" ns3:margin-top="0in" ns3:margin-right="0.0534in"/>
    </ns1:style>
    <ns1:style ns1:name="T44" ns1:parent-style-name="Standaardalinea-lettertype" ns1:family="text">
      <ns1:text-properties ns3:font-weight="bold" ns1:font-weight-asian="bold" ns3:letter-spacing="-0.0027in" ns3:font-size="10pt" ns1:font-size-asian="10pt"/>
    </ns1:style>
    <ns1:style ns1:name="TableCell45" ns1:family="table-cell">
      <ns1:table-cell-properties ns3:border-top="0.0138in dotted #000000" ns3:border-left="none" ns3:border-bottom="0.0138in dotted #000000" ns3:border-right="none" ns1:writing-mode="lr-tb" ns3:padding-top="0in" ns3:padding-left="0in" ns3:padding-bottom="0in" ns3:padding-right="0in"/>
    </ns1:style>
    <ns1:style ns1:name="P46" ns1:parent-style-name="TableParagraph" ns1:family="paragraph">
      <ns1:paragraph-properties ns3:margin-top="0.127in" ns3:margin-left="0.0555in">
        <ns1:tab-stops/>
      </ns1:paragraph-properties>
    </ns1:style>
    <ns1:style ns1:name="T47" ns1:parent-style-name="Standaardalinea-lettertype" ns1:family="text">
      <ns1:text-properties ns3:font-size="10pt" ns1:font-size-asian="10pt"/>
    </ns1:style>
    <ns1:style ns1:name="T48" ns1:parent-style-name="Standaardalinea-lettertype" ns1:family="text">
      <ns1:text-properties ns3:letter-spacing="-0.0034in" ns3:font-size="10pt" ns1:font-size-asian="10pt"/>
    </ns1:style>
    <ns1:style ns1:name="T49" ns1:parent-style-name="Standaardalinea-lettertype" ns1:family="text">
      <ns1:text-properties ns3:font-size="10pt" ns1:font-size-asian="10pt"/>
    </ns1:style>
    <ns1:style ns1:name="T50" ns1:parent-style-name="Standaardalinea-lettertype" ns1:family="text">
      <ns1:text-properties ns3:letter-spacing="-0.0034in" ns3:font-size="10pt" ns1:font-size-asian="10pt"/>
    </ns1:style>
    <ns1:style ns1:name="T51" ns1:parent-style-name="Standaardalinea-lettertype" ns1:family="text">
      <ns1:text-properties ns3:font-size="10pt" ns1:font-size-asian="10pt"/>
    </ns1:style>
    <ns1:style ns1:name="T52" ns1:parent-style-name="Standaardalinea-lettertype" ns1:family="text">
      <ns1:text-properties ns3:letter-spacing="-0.0034in" ns3:font-size="10pt" ns1:font-size-asian="10pt"/>
    </ns1:style>
    <ns1:style ns1:name="T53" ns1:parent-style-name="Standaardalinea-lettertype" ns1:family="text">
      <ns1:text-properties ns3:font-size="10pt" ns1:font-size-asian="10pt"/>
    </ns1:style>
    <ns1:style ns1:name="T54" ns1:parent-style-name="Standaardalinea-lettertype" ns1:family="text">
      <ns1:text-properties ns3:letter-spacing="-0.0034in" ns3:font-size="10pt" ns1:font-size-asian="10pt"/>
    </ns1:style>
    <ns1:style ns1:name="T55" ns1:parent-style-name="Standaardalinea-lettertype" ns1:family="text">
      <ns1:text-properties ns3:font-size="10pt" ns1:font-size-asian="10pt"/>
    </ns1:style>
    <ns1:style ns1:name="T56" ns1:parent-style-name="Standaardalinea-lettertype" ns1:family="text">
      <ns1:text-properties ns3:letter-spacing="-0.0034in" ns3:font-size="10pt" ns1:font-size-asian="10pt"/>
    </ns1:style>
    <ns1:style ns1:name="T57" ns1:parent-style-name="Standaardalinea-lettertype" ns1:family="text">
      <ns1:text-properties ns3:font-size="10pt" ns1:font-size-asian="10pt"/>
    </ns1:style>
    <ns1:style ns1:name="T58" ns1:parent-style-name="Standaardalinea-lettertype" ns1:family="text">
      <ns1:text-properties ns3:letter-spacing="-0.0034in" ns3:font-size="10pt" ns1:font-size-asian="10pt"/>
    </ns1:style>
    <ns1:style ns1:name="T59" ns1:parent-style-name="Standaardalinea-lettertype" ns1:family="text">
      <ns1:text-properties ns3:font-size="10pt" ns1:font-size-asian="10pt"/>
    </ns1:style>
    <ns1:style ns1:name="T60" ns1:parent-style-name="Standaardalinea-lettertype" ns1:family="text">
      <ns1:text-properties ns3:letter-spacing="-0.0034in" ns3:font-size="10pt" ns1:font-size-asian="10pt"/>
    </ns1:style>
    <ns1:style ns1:name="T61" ns1:parent-style-name="Standaardalinea-lettertype" ns1:family="text">
      <ns1:text-properties ns3:font-size="10pt" ns1:font-size-asian="10pt"/>
    </ns1:style>
    <ns1:style ns1:name="T62" ns1:parent-style-name="Standaardalinea-lettertype" ns1:family="text">
      <ns1:text-properties ns3:letter-spacing="-0.0034in" ns3:font-size="10pt" ns1:font-size-asian="10pt"/>
    </ns1:style>
    <ns1:style ns1:name="T63" ns1:parent-style-name="Standaardalinea-lettertype" ns1:family="text">
      <ns1:text-properties ns3:font-size="10pt" ns1:font-size-asian="10pt"/>
    </ns1:style>
    <ns1:style ns1:name="T64" ns1:parent-style-name="Standaardalinea-lettertype" ns1:family="text">
      <ns1:text-properties ns3:letter-spacing="-0.0034in" ns3:font-size="10pt" ns1:font-size-asian="10pt"/>
    </ns1:style>
    <ns1:style ns1:name="T65" ns1:parent-style-name="Standaardalinea-lettertype" ns1:family="text">
      <ns1:text-properties ns3:font-size="10pt" ns1:font-size-asian="10pt"/>
    </ns1:style>
    <ns1:style ns1:name="T66" ns1:parent-style-name="Standaardalinea-lettertype" ns1:family="text">
      <ns1:text-properties ns3:letter-spacing="-0.0034in" ns3:font-size="10pt" ns1:font-size-asian="10pt"/>
    </ns1:style>
    <ns1:style ns1:name="T67" ns1:parent-style-name="Standaardalinea-lettertype" ns1:family="text">
      <ns1:text-properties ns3:font-size="10pt" ns1:font-size-asian="10pt"/>
    </ns1:style>
    <ns1:style ns1:name="TableCell68" ns1:family="table-cell">
      <ns1:table-cell-properties ns3:border-top="0.0138in dotted #000000" ns3:border-left="none" ns3:border-bottom="0.0138in dotted #000000" ns3:border-right="none" ns1:writing-mode="lr-tb" ns3:padding-top="0in" ns3:padding-left="0in" ns3:padding-bottom="0in" ns3:padding-right="0in"/>
    </ns1:style>
    <ns1:style ns1:name="P69" ns1:parent-style-name="TableParagraph" ns1:family="paragraph">
      <ns1:paragraph-properties ns3:margin-top="0.127in" ns3:margin-left="0.0555in" ns3:margin-right="0.1097in">
        <ns1:tab-stops/>
      </ns1:paragraph-properties>
    </ns1:style>
    <ns1:style ns1:name="T70" ns1:parent-style-name="Standaardalinea-lettertype" ns1:family="text">
      <ns1:text-properties ns3:font-size="10pt" ns1:font-size-asian="10pt"/>
    </ns1:style>
    <ns1:style ns1:name="T71" ns1:parent-style-name="Standaardalinea-lettertype" ns1:family="text">
      <ns1:text-properties ns3:letter-spacing="-0.0041in" ns3:font-size="10pt" ns1:font-size-asian="10pt"/>
    </ns1:style>
    <ns1:style ns1:name="T72" ns1:parent-style-name="Standaardalinea-lettertype" ns1:family="text">
      <ns1:text-properties ns3:font-size="10pt" ns1:font-size-asian="10pt"/>
    </ns1:style>
    <ns1:style ns1:name="T73" ns1:parent-style-name="Standaardalinea-lettertype" ns1:family="text">
      <ns1:text-properties ns3:letter-spacing="-0.0041in" ns3:font-size="10pt" ns1:font-size-asian="10pt"/>
    </ns1:style>
    <ns1:style ns1:name="T74" ns1:parent-style-name="Standaardalinea-lettertype" ns1:family="text">
      <ns1:text-properties ns3:font-size="10pt" ns1:font-size-asian="10pt"/>
    </ns1:style>
    <ns1:style ns1:name="T75" ns1:parent-style-name="Standaardalinea-lettertype" ns1:family="text">
      <ns1:text-properties ns3:letter-spacing="-0.0041in" ns3:font-size="10pt" ns1:font-size-asian="10pt"/>
    </ns1:style>
    <ns1:style ns1:name="T76" ns1:parent-style-name="Standaardalinea-lettertype" ns1:family="text">
      <ns1:text-properties ns3:font-size="10pt" ns1:font-size-asian="10pt"/>
    </ns1:style>
    <ns1:style ns1:name="T77" ns1:parent-style-name="Standaardalinea-lettertype" ns1:family="text">
      <ns1:text-properties ns3:letter-spacing="-0.0041in" ns3:font-size="10pt" ns1:font-size-asian="10pt"/>
    </ns1:style>
    <ns1:style ns1:name="T78" ns1:parent-style-name="Standaardalinea-lettertype" ns1:family="text">
      <ns1:text-properties ns3:font-size="10pt" ns1:font-size-asian="10pt"/>
    </ns1:style>
    <ns1:style ns1:name="T79" ns1:parent-style-name="Standaardalinea-lettertype" ns1:family="text">
      <ns1:text-properties ns3:letter-spacing="-0.0041in" ns3:font-size="10pt" ns1:font-size-asian="10pt"/>
    </ns1:style>
    <ns1:style ns1:name="T80" ns1:parent-style-name="Standaardalinea-lettertype" ns1:family="text">
      <ns1:text-properties ns3:font-size="10pt" ns1:font-size-asian="10pt"/>
    </ns1:style>
    <ns1:style ns1:name="T81" ns1:parent-style-name="Standaardalinea-lettertype" ns1:family="text">
      <ns1:text-properties ns3:letter-spacing="-0.0041in" ns3:font-size="10pt" ns1:font-size-asian="10pt"/>
    </ns1:style>
    <ns1:style ns1:name="T82" ns1:parent-style-name="Standaardalinea-lettertype" ns1:family="text">
      <ns1:text-properties ns3:font-size="10pt" ns1:font-size-asian="10pt"/>
    </ns1:style>
    <ns1:style ns1:name="T83" ns1:parent-style-name="Standaardalinea-lettertype" ns1:family="text">
      <ns1:text-properties ns3:letter-spacing="-0.0041in" ns3:font-size="10pt" ns1:font-size-asian="10pt"/>
    </ns1:style>
    <ns1:style ns1:name="T84" ns1:parent-style-name="Standaardalinea-lettertype" ns1:family="text">
      <ns1:text-properties ns3:font-size="10pt" ns1:font-size-asian="10pt"/>
    </ns1:style>
    <ns1:style ns1:name="T85" ns1:parent-style-name="Standaardalinea-lettertype" ns1:family="text">
      <ns1:text-properties ns3:letter-spacing="-0.0041in" ns3:font-size="10pt" ns1:font-size-asian="10pt"/>
    </ns1:style>
    <ns1:style ns1:name="T86" ns1:parent-style-name="Standaardalinea-lettertype" ns1:family="text">
      <ns1:text-properties ns3:font-size="10pt" ns1:font-size-asian="10pt"/>
    </ns1:style>
    <ns1:style ns1:name="T87" ns1:parent-style-name="Standaardalinea-lettertype" ns1:family="text">
      <ns1:text-properties ns3:letter-spacing="-0.0041in" ns3:font-size="10pt" ns1:font-size-asian="10pt"/>
    </ns1:style>
    <ns1:style ns1:name="T88" ns1:parent-style-name="Standaardalinea-lettertype" ns1:family="text">
      <ns1:text-properties ns3:font-size="10pt" ns1:font-size-asian="10pt"/>
    </ns1:style>
    <ns1:style ns1:name="T89" ns1:parent-style-name="Standaardalinea-lettertype" ns1:family="text">
      <ns1:text-properties ns3:letter-spacing="-0.0013in" ns3:font-size="10pt" ns1:font-size-asian="10pt"/>
    </ns1:style>
    <ns1:style ns1:name="TableRow90" ns1:family="table-row">
      <ns1:table-row-properties ns1:min-row-height="0.5881in"/>
    </ns1:style>
    <ns1:style ns1:name="TableCell91" ns1:family="table-cell">
      <ns1:table-cell-properties ns3:border-top="0.0416in solid #FFFFFF" ns3:border-left="none" ns3:border-bottom="0.0416in solid #FFFFFF" ns3:border-right="none" ns3:background-color="#E5E5EB" ns1:writing-mode="lr-tb" ns3:padding-top="0in" ns3:padding-left="0in" ns3:padding-bottom="0in" ns3:padding-right="0in">
        <ns1:background-fill ns5:fill="solid" ns5:fill-color="#E5E5EB"/>
      </ns1:table-cell-properties>
    </ns1:style>
    <ns1:style ns1:name="P92" ns1:parent-style-name="TableParagraph" ns1:family="paragraph">
      <ns1:paragraph-properties ns3:margin-top="0.0416in"/>
      <ns1:text-properties ns3:font-weight="bold" ns1:font-weight-asian="bold" ns3:font-size="10pt" ns1:font-size-asian="10pt"/>
    </ns1:style>
    <ns1:style ns1:name="P93" ns1:parent-style-name="TableParagraph" ns1:family="paragraph">
      <ns1:paragraph-properties ns3:text-align="center" ns3:margin-top="0in" ns3:margin-right="0.0534in"/>
    </ns1:style>
    <ns1:style ns1:name="T94" ns1:parent-style-name="Standaardalinea-lettertype" ns1:family="text">
      <ns1:text-properties ns3:font-weight="bold" ns1:font-weight-asian="bold" ns3:letter-spacing="-0.0013in" ns3:font-size="10pt" ns1:font-size-asian="10pt"/>
    </ns1:style>
    <ns1:style ns1:name="TableCell95" ns1:family="table-cell">
      <ns1:table-cell-properties ns3:border-top="0.0138in dotted #000000" ns3:border-left="none" ns3:border-bottom="0.0138in dotted #000000" ns3:border-right="none" ns1:writing-mode="lr-tb" ns3:padding-top="0in" ns3:padding-left="0in" ns3:padding-bottom="0in" ns3:padding-right="0in"/>
    </ns1:style>
    <ns1:style ns1:name="P96" ns1:parent-style-name="TableParagraph" ns1:family="paragraph">
      <ns1:paragraph-properties ns3:margin-top="0.1361in" ns3:margin-left="0.0555in">
        <ns1:tab-stops/>
      </ns1:paragraph-properties>
    </ns1:style>
    <ns1:style ns1:name="T97" ns1:parent-style-name="Standaardalinea-lettertype" ns1:family="text">
      <ns1:text-properties ns3:letter-spacing="-0.0027in" ns3:font-size="10pt" ns1:font-size-asian="10pt"/>
    </ns1:style>
    <ns1:style ns1:name="T98" ns1:parent-style-name="Standaardalinea-lettertype" ns1:family="text">
      <ns1:text-properties ns3:letter-spacing="-0.0069in" ns3:font-size="10pt" ns1:font-size-asian="10pt"/>
    </ns1:style>
    <ns1:style ns1:name="T99" ns1:parent-style-name="Standaardalinea-lettertype" ns1:family="text">
      <ns1:text-properties ns3:letter-spacing="-0.0027in" ns3:font-size="10pt" ns1:font-size-asian="10pt"/>
    </ns1:style>
    <ns1:style ns1:name="T100" ns1:parent-style-name="Standaardalinea-lettertype" ns1:family="text">
      <ns1:text-properties ns3:letter-spacing="-0.0062in" ns3:font-size="10pt" ns1:font-size-asian="10pt"/>
    </ns1:style>
    <ns1:style ns1:name="T101" ns1:parent-style-name="Standaardalinea-lettertype" ns1:family="text">
      <ns1:text-properties ns3:letter-spacing="-0.0027in" ns3:font-size="10pt" ns1:font-size-asian="10pt"/>
    </ns1:style>
    <ns1:style ns1:name="T102" ns1:parent-style-name="Standaardalinea-lettertype" ns1:family="text">
      <ns1:text-properties ns3:letter-spacing="-0.0069in" ns3:font-size="10pt" ns1:font-size-asian="10pt"/>
    </ns1:style>
    <ns1:style ns1:name="T103" ns1:parent-style-name="Standaardalinea-lettertype" ns1:family="text">
      <ns1:text-properties ns3:letter-spacing="-0.0027in" ns3:font-size="10pt" ns1:font-size-asian="10pt"/>
    </ns1:style>
    <ns1:style ns1:name="T104" ns1:parent-style-name="Standaardalinea-lettertype" ns1:family="text">
      <ns1:text-properties ns3:letter-spacing="-0.0062in" ns3:font-size="10pt" ns1:font-size-asian="10pt"/>
    </ns1:style>
    <ns1:style ns1:name="T105" ns1:parent-style-name="Standaardalinea-lettertype" ns1:family="text">
      <ns1:text-properties ns3:letter-spacing="-0.0027in" ns3:font-size="10pt" ns1:font-size-asian="10pt"/>
    </ns1:style>
    <ns1:style ns1:name="T106" ns1:parent-style-name="Standaardalinea-lettertype" ns1:family="text">
      <ns1:text-properties ns3:letter-spacing="-0.0069in" ns3:font-size="10pt" ns1:font-size-asian="10pt"/>
    </ns1:style>
    <ns1:style ns1:name="T107" ns1:parent-style-name="Standaardalinea-lettertype" ns1:family="text">
      <ns1:text-properties ns3:letter-spacing="-0.0027in" ns3:font-size="10pt" ns1:font-size-asian="10pt"/>
    </ns1:style>
    <ns1:style ns1:name="T108" ns1:parent-style-name="Standaardalinea-lettertype" ns1:family="text">
      <ns1:text-properties ns3:letter-spacing="-0.0062in" ns3:font-size="10pt" ns1:font-size-asian="10pt"/>
    </ns1:style>
    <ns1:style ns1:name="T109" ns1:parent-style-name="Standaardalinea-lettertype" ns1:family="text">
      <ns1:text-properties ns3:letter-spacing="-0.0027in" ns3:font-size="10pt" ns1:font-size-asian="10pt"/>
    </ns1:style>
    <ns1:style ns1:name="T110" ns1:parent-style-name="Standaardalinea-lettertype" ns1:family="text">
      <ns1:text-properties ns3:letter-spacing="-0.0069in" ns3:font-size="10pt" ns1:font-size-asian="10pt"/>
    </ns1:style>
    <ns1:style ns1:name="T111" ns1:parent-style-name="Standaardalinea-lettertype" ns1:family="text">
      <ns1:text-properties ns3:letter-spacing="-0.0027in" ns3:font-size="10pt" ns1:font-size-asian="10pt"/>
    </ns1:style>
    <ns1:style ns1:name="T112" ns1:parent-style-name="Standaardalinea-lettertype" ns1:family="text">
      <ns1:text-properties ns3:letter-spacing="-0.0062in" ns3:font-size="10pt" ns1:font-size-asian="10pt"/>
    </ns1:style>
    <ns1:style ns1:name="T113" ns1:parent-style-name="Standaardalinea-lettertype" ns1:family="text">
      <ns1:text-properties ns3:letter-spacing="-0.0027in" ns3:font-size="10pt" ns1:font-size-asian="10pt"/>
    </ns1:style>
    <ns1:style ns1:name="T114" ns1:parent-style-name="Standaardalinea-lettertype" ns1:family="text">
      <ns1:text-properties ns3:letter-spacing="-0.0069in" ns3:font-size="10pt" ns1:font-size-asian="10pt"/>
    </ns1:style>
    <ns1:style ns1:name="T115" ns1:parent-style-name="Standaardalinea-lettertype" ns1:family="text">
      <ns1:text-properties ns3:letter-spacing="-0.0027in" ns3:font-size="10pt" ns1:font-size-asian="10pt"/>
    </ns1:style>
    <ns1:style ns1:name="T116" ns1:parent-style-name="Standaardalinea-lettertype" ns1:family="text">
      <ns1:text-properties ns3:font-size="10pt" ns1:font-size-asian="10pt"/>
    </ns1:style>
    <ns1:style ns1:name="T117" ns1:parent-style-name="Standaardalinea-lettertype" ns1:family="text">
      <ns1:text-properties ns3:letter-spacing="-0.0048in" ns3:font-size="10pt" ns1:font-size-asian="10pt"/>
    </ns1:style>
    <ns1:style ns1:name="T118" ns1:parent-style-name="Standaardalinea-lettertype" ns1:family="text">
      <ns1:text-properties ns3:font-size="10pt" ns1:font-size-asian="10pt"/>
    </ns1:style>
    <ns1:style ns1:name="T119" ns1:parent-style-name="Standaardalinea-lettertype" ns1:family="text">
      <ns1:text-properties ns3:letter-spacing="-0.0048in" ns3:font-size="10pt" ns1:font-size-asian="10pt"/>
    </ns1:style>
    <ns1:style ns1:name="T120" ns1:parent-style-name="Standaardalinea-lettertype" ns1:family="text">
      <ns1:text-properties ns3:font-size="10pt" ns1:font-size-asian="10pt"/>
    </ns1:style>
    <ns1:style ns1:name="T121" ns1:parent-style-name="Standaardalinea-lettertype" ns1:family="text">
      <ns1:text-properties ns3:letter-spacing="-0.0048in" ns3:font-size="10pt" ns1:font-size-asian="10pt"/>
    </ns1:style>
    <ns1:style ns1:name="T122" ns1:parent-style-name="Standaardalinea-lettertype" ns1:family="text">
      <ns1:text-properties ns3:font-size="10pt" ns1:font-size-asian="10pt"/>
    </ns1:style>
    <ns1:style ns1:name="TableCell123" ns1:family="table-cell">
      <ns1:table-cell-properties ns3:border-top="0.0138in dotted #000000" ns3:border-left="none" ns3:border-bottom="0.0138in dotted #000000" ns3:border-right="none" ns1:writing-mode="lr-tb" ns3:padding-top="0in" ns3:padding-left="0in" ns3:padding-bottom="0in" ns3:padding-right="0in"/>
    </ns1:style>
    <ns1:style ns1:name="P124" ns1:parent-style-name="TableParagraph" ns1:family="paragraph">
      <ns1:paragraph-properties ns3:margin-top="0.1361in" ns3:margin-left="0.0555in" ns3:margin-right="0.1097in">
        <ns1:tab-stops/>
      </ns1:paragraph-properties>
    </ns1:style>
    <ns1:style ns1:name="T125" ns1:parent-style-name="Standaardalinea-lettertype" ns1:family="text">
      <ns1:text-properties ns3:font-size="10pt" ns1:font-size-asian="10pt"/>
    </ns1:style>
    <ns1:style ns1:name="T126" ns1:parent-style-name="Standaardalinea-lettertype" ns1:family="text">
      <ns1:text-properties ns3:letter-spacing="-0.0041in" ns3:font-size="10pt" ns1:font-size-asian="10pt"/>
    </ns1:style>
    <ns1:style ns1:name="T127" ns1:parent-style-name="Standaardalinea-lettertype" ns1:family="text">
      <ns1:text-properties ns3:font-size="10pt" ns1:font-size-asian="10pt"/>
    </ns1:style>
    <ns1:style ns1:name="T128" ns1:parent-style-name="Standaardalinea-lettertype" ns1:family="text">
      <ns1:text-properties ns3:letter-spacing="-0.0041in" ns3:font-size="10pt" ns1:font-size-asian="10pt"/>
    </ns1:style>
    <ns1:style ns1:name="T129" ns1:parent-style-name="Standaardalinea-lettertype" ns1:family="text">
      <ns1:text-properties ns3:font-size="10pt" ns1:font-size-asian="10pt"/>
    </ns1:style>
    <ns1:style ns1:name="T130" ns1:parent-style-name="Standaardalinea-lettertype" ns1:family="text">
      <ns1:text-properties ns3:letter-spacing="-0.0041in" ns3:font-size="10pt" ns1:font-size-asian="10pt"/>
    </ns1:style>
    <ns1:style ns1:name="T131" ns1:parent-style-name="Standaardalinea-lettertype" ns1:family="text">
      <ns1:text-properties ns3:font-size="10pt" ns1:font-size-asian="10pt"/>
    </ns1:style>
    <ns1:style ns1:name="T132" ns1:parent-style-name="Standaardalinea-lettertype" ns1:family="text">
      <ns1:text-properties ns3:letter-spacing="-0.0041in" ns3:font-size="10pt" ns1:font-size-asian="10pt"/>
    </ns1:style>
    <ns1:style ns1:name="T133" ns1:parent-style-name="Standaardalinea-lettertype" ns1:family="text">
      <ns1:text-properties ns3:font-size="10pt" ns1:font-size-asian="10pt"/>
    </ns1:style>
    <ns1:style ns1:name="T134" ns1:parent-style-name="Standaardalinea-lettertype" ns1:family="text">
      <ns1:text-properties ns3:letter-spacing="-0.0041in" ns3:font-size="10pt" ns1:font-size-asian="10pt"/>
    </ns1:style>
    <ns1:style ns1:name="T135" ns1:parent-style-name="Standaardalinea-lettertype" ns1:family="text">
      <ns1:text-properties ns3:font-size="10pt" ns1:font-size-asian="10pt"/>
    </ns1:style>
    <ns1:style ns1:name="T136" ns1:parent-style-name="Standaardalinea-lettertype" ns1:family="text">
      <ns1:text-properties ns3:letter-spacing="-0.0041in" ns3:font-size="10pt" ns1:font-size-asian="10pt"/>
    </ns1:style>
    <ns1:style ns1:name="T137" ns1:parent-style-name="Standaardalinea-lettertype" ns1:family="text">
      <ns1:text-properties ns3:font-size="10pt" ns1:font-size-asian="10pt"/>
    </ns1:style>
    <ns1:style ns1:name="T138" ns1:parent-style-name="Standaardalinea-lettertype" ns1:family="text">
      <ns1:text-properties ns3:letter-spacing="-0.0041in" ns3:font-size="10pt" ns1:font-size-asian="10pt"/>
    </ns1:style>
    <ns1:style ns1:name="T139" ns1:parent-style-name="Standaardalinea-lettertype" ns1:family="text">
      <ns1:text-properties ns3:font-size="10pt" ns1:font-size-asian="10pt"/>
    </ns1:style>
    <ns1:style ns1:name="T140" ns1:parent-style-name="Standaardalinea-lettertype" ns1:family="text">
      <ns1:text-properties ns3:letter-spacing="-0.0041in" ns3:font-size="10pt" ns1:font-size-asian="10pt"/>
    </ns1:style>
    <ns1:style ns1:name="T141" ns1:parent-style-name="Standaardalinea-lettertype" ns1:family="text">
      <ns1:text-properties ns3:font-size="10pt" ns1:font-size-asian="10pt"/>
    </ns1:style>
    <ns1:style ns1:name="TableRow142" ns1:family="table-row">
      <ns1:table-row-properties ns1:min-row-height="0.627in"/>
    </ns1:style>
    <ns1:style ns1:name="TableCell143" ns1:family="table-cell">
      <ns1:table-cell-properties ns3:border-top="0.0416in solid #FFFFFF" ns3:border-left="none" ns3:border-bottom="0.0416in solid #FFFFFF" ns3:border-right="none" ns3:background-color="#D4D4D6" ns1:writing-mode="lr-tb" ns3:padding-top="0in" ns3:padding-left="0in" ns3:padding-bottom="0in" ns3:padding-right="0in">
        <ns1:background-fill ns5:fill="solid" ns5:fill-color="#D4D4D6"/>
      </ns1:table-cell-properties>
    </ns1:style>
    <ns1:style ns1:name="P144" ns1:parent-style-name="TableParagraph" ns1:family="paragraph">
      <ns1:paragraph-properties ns3:margin-top="0.0611in"/>
      <ns1:text-properties ns3:font-weight="bold" ns1:font-weight-asian="bold" ns3:font-size="10pt" ns1:font-size-asian="10pt"/>
    </ns1:style>
    <ns1:style ns1:name="P145" ns1:parent-style-name="TableParagraph" ns1:family="paragraph">
      <ns1:paragraph-properties ns3:text-align="center" ns3:margin-top="0.0006in" ns3:margin-right="0.0534in"/>
    </ns1:style>
    <ns1:style ns1:name="T146" ns1:parent-style-name="Standaardalinea-lettertype" ns1:family="text">
      <ns1:text-properties ns3:font-weight="bold" ns1:font-weight-asian="bold" ns3:letter-spacing="-0.0013in" ns3:font-size="10pt" ns1:font-size-asian="10pt"/>
    </ns1:style>
    <ns1:style ns1:name="TableCell147" ns1:family="table-cell">
      <ns1:table-cell-properties ns3:border-top="0.0138in dotted #000000" ns3:border-left="none" ns3:border-bottom="0.0138in dotted #000000" ns3:border-right="none" ns1:writing-mode="lr-tb" ns3:padding-top="0in" ns3:padding-left="0in" ns3:padding-bottom="0in" ns3:padding-right="0in"/>
    </ns1:style>
    <ns1:style ns1:name="P148" ns1:parent-style-name="TableParagraph" ns1:family="paragraph">
      <ns1:paragraph-properties ns3:margin-top="0.0722in" ns3:margin-left="0.0555in" ns3:margin-right="0.1145in">
        <ns1:tab-stops/>
      </ns1:paragraph-properties>
    </ns1:style>
    <ns1:style ns1:name="T149" ns1:parent-style-name="Standaardalinea-lettertype" ns1:family="text">
      <ns1:text-properties ns3:font-size="10pt" ns1:font-size-asian="10pt"/>
    </ns1:style>
    <ns1:style ns1:name="T150" ns1:parent-style-name="Standaardalinea-lettertype" ns1:family="text">
      <ns1:text-properties ns3:letter-spacing="-0.0027in" ns3:font-size="10pt" ns1:font-size-asian="10pt"/>
    </ns1:style>
    <ns1:style ns1:name="T151" ns1:parent-style-name="Standaardalinea-lettertype" ns1:family="text">
      <ns1:text-properties ns3:font-size="10pt" ns1:font-size-asian="10pt"/>
    </ns1:style>
    <ns1:style ns1:name="T152" ns1:parent-style-name="Standaardalinea-lettertype" ns1:family="text">
      <ns1:text-properties ns3:letter-spacing="-0.0027in" ns3:font-size="10pt" ns1:font-size-asian="10pt"/>
    </ns1:style>
    <ns1:style ns1:name="T153" ns1:parent-style-name="Standaardalinea-lettertype" ns1:family="text">
      <ns1:text-properties ns3:font-size="10pt" ns1:font-size-asian="10pt"/>
    </ns1:style>
    <ns1:style ns1:name="T154" ns1:parent-style-name="Standaardalinea-lettertype" ns1:family="text">
      <ns1:text-properties ns3:letter-spacing="-0.0027in" ns3:font-size="10pt" ns1:font-size-asian="10pt"/>
    </ns1:style>
    <ns1:style ns1:name="T155" ns1:parent-style-name="Standaardalinea-lettertype" ns1:family="text">
      <ns1:text-properties ns3:font-size="10pt" ns1:font-size-asian="10pt"/>
    </ns1:style>
    <ns1:style ns1:name="T156" ns1:parent-style-name="Standaardalinea-lettertype" ns1:family="text">
      <ns1:text-properties ns3:letter-spacing="-0.0027in" ns3:font-size="10pt" ns1:font-size-asian="10pt"/>
    </ns1:style>
    <ns1:style ns1:name="T157" ns1:parent-style-name="Standaardalinea-lettertype" ns1:family="text">
      <ns1:text-properties ns3:font-size="10pt" ns1:font-size-asian="10pt"/>
    </ns1:style>
    <ns1:style ns1:name="T158" ns1:parent-style-name="Standaardalinea-lettertype" ns1:family="text">
      <ns1:text-properties ns3:letter-spacing="-0.0027in" ns3:font-size="10pt" ns1:font-size-asian="10pt"/>
    </ns1:style>
    <ns1:style ns1:name="T159" ns1:parent-style-name="Standaardalinea-lettertype" ns1:family="text">
      <ns1:text-properties ns3:font-size="10pt" ns1:font-size-asian="10pt"/>
    </ns1:style>
    <ns1:style ns1:name="T160" ns1:parent-style-name="Standaardalinea-lettertype" ns1:family="text">
      <ns1:text-properties ns3:letter-spacing="-0.0027in" ns3:font-size="10pt" ns1:font-size-asian="10pt"/>
    </ns1:style>
    <ns1:style ns1:name="T161" ns1:parent-style-name="Standaardalinea-lettertype" ns1:family="text">
      <ns1:text-properties ns3:font-size="10pt" ns1:font-size-asian="10pt"/>
    </ns1:style>
    <ns1:style ns1:name="T162" ns1:parent-style-name="Standaardalinea-lettertype" ns1:family="text">
      <ns1:text-properties ns3:letter-spacing="-0.0027in" ns3:font-size="10pt" ns1:font-size-asian="10pt"/>
    </ns1:style>
    <ns1:style ns1:name="T163" ns1:parent-style-name="Standaardalinea-lettertype" ns1:family="text">
      <ns1:text-properties ns3:font-size="10pt" ns1:font-size-asian="10pt"/>
    </ns1:style>
    <ns1:style ns1:name="T164" ns1:parent-style-name="Standaardalinea-lettertype" ns1:family="text">
      <ns1:text-properties ns3:letter-spacing="-0.0027in" ns3:font-size="10pt" ns1:font-size-asian="10pt"/>
    </ns1:style>
    <ns1:style ns1:name="T165" ns1:parent-style-name="Standaardalinea-lettertype" ns1:family="text">
      <ns1:text-properties ns3:font-size="10pt" ns1:font-size-asian="10pt"/>
    </ns1:style>
    <ns1:style ns1:name="T166" ns1:parent-style-name="Standaardalinea-lettertype" ns1:family="text">
      <ns1:text-properties ns3:letter-spacing="-0.0027in" ns3:font-size="10pt" ns1:font-size-asian="10pt"/>
    </ns1:style>
    <ns1:style ns1:name="T167" ns1:parent-style-name="Standaardalinea-lettertype" ns1:family="text">
      <ns1:text-properties ns3:font-size="10pt" ns1:font-size-asian="10pt"/>
    </ns1:style>
    <ns1:style ns1:name="T168" ns1:parent-style-name="Standaardalinea-lettertype" ns1:family="text">
      <ns1:text-properties ns3:letter-spacing="-0.0027in" ns3:font-size="10pt" ns1:font-size-asian="10pt"/>
    </ns1:style>
    <ns1:style ns1:name="T169" ns1:parent-style-name="Standaardalinea-lettertype" ns1:family="text">
      <ns1:text-properties ns3:font-size="10pt" ns1:font-size-asian="10pt"/>
    </ns1:style>
    <ns1:style ns1:name="T170" ns1:parent-style-name="Standaardalinea-lettertype" ns1:family="text">
      <ns1:text-properties ns3:letter-spacing="-0.0027in" ns3:font-size="10pt" ns1:font-size-asian="10pt"/>
    </ns1:style>
    <ns1:style ns1:name="T171" ns1:parent-style-name="Standaardalinea-lettertype" ns1:family="text">
      <ns1:text-properties ns3:font-size="10pt" ns1:font-size-asian="10pt"/>
    </ns1:style>
    <ns1:style ns1:name="TableCell172" ns1:family="table-cell">
      <ns1:table-cell-properties ns3:border-top="0.0138in dotted #000000" ns3:border-left="none" ns3:border-bottom="0.0138in dotted #000000" ns3:border-right="none" ns1:writing-mode="lr-tb" ns3:padding-top="0in" ns3:padding-left="0in" ns3:padding-bottom="0in" ns3:padding-right="0in"/>
    </ns1:style>
    <ns1:style ns1:name="P173" ns1:parent-style-name="TableParagraph" ns1:family="paragraph">
      <ns1:paragraph-properties ns3:margin-top="0.1555in" ns3:margin-left="0.0555in" ns3:margin-right="0.1097in">
        <ns1:tab-stops/>
      </ns1:paragraph-properties>
    </ns1:style>
    <ns1:style ns1:name="T174" ns1:parent-style-name="Standaardalinea-lettertype" ns1:family="text">
      <ns1:text-properties ns3:font-size="10pt" ns1:font-size-asian="10pt"/>
    </ns1:style>
    <ns1:style ns1:name="T175" ns1:parent-style-name="Standaardalinea-lettertype" ns1:family="text">
      <ns1:text-properties ns3:letter-spacing="-0.0069in" ns3:font-size="10pt" ns1:font-size-asian="10pt"/>
    </ns1:style>
    <ns1:style ns1:name="T176" ns1:parent-style-name="Standaardalinea-lettertype" ns1:family="text">
      <ns1:text-properties ns3:font-size="10pt" ns1:font-size-asian="10pt"/>
    </ns1:style>
    <ns1:style ns1:name="T177" ns1:parent-style-name="Standaardalinea-lettertype" ns1:family="text">
      <ns1:text-properties ns3:letter-spacing="-0.0069in" ns3:font-size="10pt" ns1:font-size-asian="10pt"/>
    </ns1:style>
    <ns1:style ns1:name="T178" ns1:parent-style-name="Standaardalinea-lettertype" ns1:family="text">
      <ns1:text-properties ns3:font-size="10pt" ns1:font-size-asian="10pt"/>
    </ns1:style>
    <ns1:style ns1:name="T179" ns1:parent-style-name="Standaardalinea-lettertype" ns1:family="text">
      <ns1:text-properties ns3:letter-spacing="-0.0069in" ns3:font-size="10pt" ns1:font-size-asian="10pt"/>
    </ns1:style>
    <ns1:style ns1:name="T180" ns1:parent-style-name="Standaardalinea-lettertype" ns1:family="text">
      <ns1:text-properties ns3:font-size="10pt" ns1:font-size-asian="10pt"/>
    </ns1:style>
    <ns1:style ns1:name="T181" ns1:parent-style-name="Standaardalinea-lettertype" ns1:family="text">
      <ns1:text-properties ns3:letter-spacing="-0.0069in" ns3:font-size="10pt" ns1:font-size-asian="10pt"/>
    </ns1:style>
    <ns1:style ns1:name="T182" ns1:parent-style-name="Standaardalinea-lettertype" ns1:family="text">
      <ns1:text-properties ns3:font-size="10pt" ns1:font-size-asian="10pt"/>
    </ns1:style>
    <ns1:style ns1:name="T183" ns1:parent-style-name="Standaardalinea-lettertype" ns1:family="text">
      <ns1:text-properties ns3:letter-spacing="-0.0069in" ns3:font-size="10pt" ns1:font-size-asian="10pt"/>
    </ns1:style>
    <ns1:style ns1:name="T184" ns1:parent-style-name="Standaardalinea-lettertype" ns1:family="text">
      <ns1:text-properties ns3:font-size="10pt" ns1:font-size-asian="10pt"/>
    </ns1:style>
    <ns1:style ns1:name="T185" ns1:parent-style-name="Standaardalinea-lettertype" ns1:family="text">
      <ns1:text-properties ns3:letter-spacing="-0.0069in" ns3:font-size="10pt" ns1:font-size-asian="10pt"/>
    </ns1:style>
    <ns1:style ns1:name="T186" ns1:parent-style-name="Standaardalinea-lettertype" ns1:family="text">
      <ns1:text-properties ns3:font-size="10pt" ns1:font-size-asian="10pt"/>
    </ns1:style>
    <ns1:style ns1:name="T187" ns1:parent-style-name="Standaardalinea-lettertype" ns1:family="text">
      <ns1:text-properties ns3:letter-spacing="-0.0069in" ns3:font-size="10pt" ns1:font-size-asian="10pt"/>
    </ns1:style>
    <ns1:style ns1:name="T188" ns1:parent-style-name="Standaardalinea-lettertype" ns1:family="text">
      <ns1:text-properties ns3:font-size="10pt" ns1:font-size-asian="10pt"/>
    </ns1:style>
    <ns1:style ns1:name="T189" ns1:parent-style-name="Standaardalinea-lettertype" ns1:family="text">
      <ns1:text-properties ns3:letter-spacing="-0.0069in" ns3:font-size="10pt" ns1:font-size-asian="10pt"/>
    </ns1:style>
    <ns1:style ns1:name="T190" ns1:parent-style-name="Standaardalinea-lettertype" ns1:family="text">
      <ns1:text-properties ns3:font-size="10pt" ns1:font-size-asian="10pt"/>
    </ns1:style>
    <ns1:style ns1:name="TableRow191" ns1:family="table-row">
      <ns1:table-row-properties ns1:min-row-height="0.7333in"/>
    </ns1:style>
    <ns1:style ns1:name="TableCell192" ns1:family="table-cell">
      <ns1:table-cell-properties ns3:border-top="0.0416in solid #FFFFFF" ns3:border-left="none" ns3:border-bottom="none" ns3:border-right="none" ns3:background-color="#B1B1B2" ns1:writing-mode="lr-tb" ns3:padding-top="0in" ns3:padding-left="0in" ns3:padding-bottom="0in" ns3:padding-right="0in">
        <ns1:background-fill ns5:fill="solid" ns5:fill-color="#B1B1B2"/>
      </ns1:table-cell-properties>
    </ns1:style>
    <ns1:style ns1:name="P193" ns1:parent-style-name="TableParagraph" ns1:family="paragraph">
      <ns1:paragraph-properties ns3:margin-top="0.1076in"/>
      <ns1:text-properties ns3:font-weight="bold" ns1:font-weight-asian="bold" ns3:font-size="10pt" ns1:font-size-asian="10pt"/>
    </ns1:style>
    <ns1:style ns1:name="P194" ns1:parent-style-name="TableParagraph" ns1:family="paragraph">
      <ns1:paragraph-properties ns3:text-align="center" ns3:margin-top="0in" ns3:margin-right="0.0534in"/>
    </ns1:style>
    <ns1:style ns1:name="T195" ns1:parent-style-name="Standaardalinea-lettertype" ns1:family="text">
      <ns1:text-properties ns3:font-weight="bold" ns1:font-weight-asian="bold" ns3:font-size="10pt" ns1:font-size-asian="10pt"/>
    </ns1:style>
    <ns1:style ns1:name="T196" ns1:parent-style-name="Standaardalinea-lettertype" ns1:family="text">
      <ns1:text-properties ns3:font-weight="bold" ns1:font-weight-asian="bold" ns3:letter-spacing="-0.0013in" ns3:font-size="10pt" ns1:font-size-asian="10pt"/>
    </ns1:style>
    <ns1:style ns1:name="TableCell197" ns1:family="table-cell">
      <ns1:table-cell-properties ns3:border-top="0.0138in dotted #000000" ns3:border-left="none" ns3:border-bottom="0.0138in dotted #000000" ns3:border-right="none" ns1:writing-mode="lr-tb" ns3:padding-top="0in" ns3:padding-left="0in" ns3:padding-bottom="0in" ns3:padding-right="0in"/>
    </ns1:style>
    <ns1:style ns1:name="P198" ns1:parent-style-name="TableParagraph" ns1:family="paragraph">
      <ns1:paragraph-properties ns3:margin-top="0.118in" ns3:margin-left="0.0555in" ns3:margin-right="0.1145in">
        <ns1:tab-stops/>
      </ns1:paragraph-properties>
    </ns1:style>
    <ns1:style ns1:name="T199" ns1:parent-style-name="Standaardalinea-lettertype" ns1:family="text">
      <ns1:text-properties ns3:font-size="10pt" ns1:font-size-asian="10pt"/>
    </ns1:style>
    <ns1:style ns1:name="T200" ns1:parent-style-name="Standaardalinea-lettertype" ns1:family="text">
      <ns1:text-properties ns3:letter-spacing="-0.0027in" ns3:font-size="10pt" ns1:font-size-asian="10pt"/>
    </ns1:style>
    <ns1:style ns1:name="T201" ns1:parent-style-name="Standaardalinea-lettertype" ns1:family="text">
      <ns1:text-properties ns3:font-size="10pt" ns1:font-size-asian="10pt"/>
    </ns1:style>
    <ns1:style ns1:name="T202" ns1:parent-style-name="Standaardalinea-lettertype" ns1:family="text">
      <ns1:text-properties ns3:letter-spacing="-0.0027in" ns3:font-size="10pt" ns1:font-size-asian="10pt"/>
    </ns1:style>
    <ns1:style ns1:name="T203" ns1:parent-style-name="Standaardalinea-lettertype" ns1:family="text">
      <ns1:text-properties ns3:font-size="10pt" ns1:font-size-asian="10pt"/>
    </ns1:style>
    <ns1:style ns1:name="T204" ns1:parent-style-name="Standaardalinea-lettertype" ns1:family="text">
      <ns1:text-properties ns3:letter-spacing="-0.0027in" ns3:font-size="10pt" ns1:font-size-asian="10pt"/>
    </ns1:style>
    <ns1:style ns1:name="T205" ns1:parent-style-name="Standaardalinea-lettertype" ns1:family="text">
      <ns1:text-properties ns3:font-size="10pt" ns1:font-size-asian="10pt"/>
    </ns1:style>
    <ns1:style ns1:name="T206" ns1:parent-style-name="Standaardalinea-lettertype" ns1:family="text">
      <ns1:text-properties ns3:letter-spacing="-0.0027in" ns3:font-size="10pt" ns1:font-size-asian="10pt"/>
    </ns1:style>
    <ns1:style ns1:name="T207" ns1:parent-style-name="Standaardalinea-lettertype" ns1:family="text">
      <ns1:text-properties ns3:font-size="10pt" ns1:font-size-asian="10pt"/>
    </ns1:style>
    <ns1:style ns1:name="T208" ns1:parent-style-name="Standaardalinea-lettertype" ns1:family="text">
      <ns1:text-properties ns3:letter-spacing="-0.0027in" ns3:font-size="10pt" ns1:font-size-asian="10pt"/>
    </ns1:style>
    <ns1:style ns1:name="T209" ns1:parent-style-name="Standaardalinea-lettertype" ns1:family="text">
      <ns1:text-properties ns3:font-size="10pt" ns1:font-size-asian="10pt"/>
    </ns1:style>
    <ns1:style ns1:name="T210" ns1:parent-style-name="Standaardalinea-lettertype" ns1:family="text">
      <ns1:text-properties ns3:letter-spacing="-0.0027in" ns3:font-size="10pt" ns1:font-size-asian="10pt"/>
    </ns1:style>
    <ns1:style ns1:name="T211" ns1:parent-style-name="Standaardalinea-lettertype" ns1:family="text">
      <ns1:text-properties ns3:font-size="10pt" ns1:font-size-asian="10pt"/>
    </ns1:style>
    <ns1:style ns1:name="T212" ns1:parent-style-name="Standaardalinea-lettertype" ns1:family="text">
      <ns1:text-properties ns3:letter-spacing="-0.0027in" ns3:font-size="10pt" ns1:font-size-asian="10pt"/>
    </ns1:style>
    <ns1:style ns1:name="T213" ns1:parent-style-name="Standaardalinea-lettertype" ns1:family="text">
      <ns1:text-properties ns3:font-size="10pt" ns1:font-size-asian="10pt"/>
    </ns1:style>
    <ns1:style ns1:name="T214" ns1:parent-style-name="Standaardalinea-lettertype" ns1:family="text">
      <ns1:text-properties ns3:letter-spacing="-0.0027in" ns3:font-size="10pt" ns1:font-size-asian="10pt"/>
    </ns1:style>
    <ns1:style ns1:name="T215" ns1:parent-style-name="Standaardalinea-lettertype" ns1:family="text">
      <ns1:text-properties ns3:font-size="10pt" ns1:font-size-asian="10pt"/>
    </ns1:style>
    <ns1:style ns1:name="T216" ns1:parent-style-name="Standaardalinea-lettertype" ns1:family="text">
      <ns1:text-properties ns3:letter-spacing="-0.0027in" ns3:font-size="10pt" ns1:font-size-asian="10pt"/>
    </ns1:style>
    <ns1:style ns1:name="T217" ns1:parent-style-name="Standaardalinea-lettertype" ns1:family="text">
      <ns1:text-properties ns3:font-size="10pt" ns1:font-size-asian="10pt"/>
    </ns1:style>
    <ns1:style ns1:name="T218" ns1:parent-style-name="Standaardalinea-lettertype" ns1:family="text">
      <ns1:text-properties ns3:letter-spacing="-0.0027in" ns3:font-size="10pt" ns1:font-size-asian="10pt"/>
    </ns1:style>
    <ns1:style ns1:name="T219" ns1:parent-style-name="Standaardalinea-lettertype" ns1:family="text">
      <ns1:text-properties ns3:font-size="10pt" ns1:font-size-asian="10pt"/>
    </ns1:style>
    <ns1:style ns1:name="TableCell220" ns1:family="table-cell">
      <ns1:table-cell-properties ns3:border-top="0.0138in dotted #000000" ns3:border-left="none" ns3:border-bottom="0.0138in dotted #000000" ns3:border-right="none" ns1:writing-mode="lr-tb" ns3:padding-top="0in" ns3:padding-left="0in" ns3:padding-bottom="0in" ns3:padding-right="0in"/>
    </ns1:style>
    <ns1:style ns1:name="P221" ns1:parent-style-name="TableParagraph" ns1:family="paragraph">
      <ns1:paragraph-properties ns3:margin-top="0.0347in" ns3:margin-left="0.0555in" ns3:margin-right="0.059in">
        <ns1:tab-stops/>
      </ns1:paragraph-properties>
    </ns1:style>
    <ns1:style ns1:name="T222" ns1:parent-style-name="Standaardalinea-lettertype" ns1:family="text">
      <ns1:text-properties ns3:letter-spacing="-0.0013in" ns3:font-size="10pt" ns1:font-size-asian="10pt"/>
    </ns1:style>
    <ns1:style ns1:name="T223" ns1:parent-style-name="Standaardalinea-lettertype" ns1:family="text">
      <ns1:text-properties ns3:letter-spacing="-0.0048in" ns3:font-size="10pt" ns1:font-size-asian="10pt"/>
    </ns1:style>
    <ns1:style ns1:name="T224" ns1:parent-style-name="Standaardalinea-lettertype" ns1:family="text">
      <ns1:text-properties ns3:letter-spacing="-0.0013in" ns3:font-size="10pt" ns1:font-size-asian="10pt"/>
    </ns1:style>
    <ns1:style ns1:name="T225" ns1:parent-style-name="Standaardalinea-lettertype" ns1:family="text">
      <ns1:text-properties ns3:letter-spacing="-0.0048in" ns3:font-size="10pt" ns1:font-size-asian="10pt"/>
    </ns1:style>
    <ns1:style ns1:name="T226" ns1:parent-style-name="Standaardalinea-lettertype" ns1:family="text">
      <ns1:text-properties ns3:letter-spacing="-0.0013in" ns3:font-size="10pt" ns1:font-size-asian="10pt"/>
    </ns1:style>
    <ns1:style ns1:name="T227" ns1:parent-style-name="Standaardalinea-lettertype" ns1:family="text">
      <ns1:text-properties ns3:letter-spacing="-0.0048in" ns3:font-size="10pt" ns1:font-size-asian="10pt"/>
    </ns1:style>
    <ns1:style ns1:name="T228" ns1:parent-style-name="Standaardalinea-lettertype" ns1:family="text">
      <ns1:text-properties ns3:letter-spacing="-0.0013in" ns3:font-size="10pt" ns1:font-size-asian="10pt"/>
    </ns1:style>
    <ns1:style ns1:name="T229" ns1:parent-style-name="Standaardalinea-lettertype" ns1:family="text">
      <ns1:text-properties ns3:letter-spacing="-0.0048in" ns3:font-size="10pt" ns1:font-size-asian="10pt"/>
    </ns1:style>
    <ns1:style ns1:name="T230" ns1:parent-style-name="Standaardalinea-lettertype" ns1:family="text">
      <ns1:text-properties ns3:letter-spacing="-0.0013in" ns3:font-size="10pt" ns1:font-size-asian="10pt"/>
    </ns1:style>
    <ns1:style ns1:name="T231" ns1:parent-style-name="Standaardalinea-lettertype" ns1:family="text">
      <ns1:text-properties ns3:letter-spacing="-0.0048in" ns3:font-size="10pt" ns1:font-size-asian="10pt"/>
    </ns1:style>
    <ns1:style ns1:name="T232" ns1:parent-style-name="Standaardalinea-lettertype" ns1:family="text">
      <ns1:text-properties ns3:letter-spacing="-0.0013in" ns3:font-size="10pt" ns1:font-size-asian="10pt"/>
    </ns1:style>
    <ns1:style ns1:name="T233" ns1:parent-style-name="Standaardalinea-lettertype" ns1:family="text">
      <ns1:text-properties ns3:letter-spacing="-0.0048in" ns3:font-size="10pt" ns1:font-size-asian="10pt"/>
    </ns1:style>
    <ns1:style ns1:name="T234" ns1:parent-style-name="Standaardalinea-lettertype" ns1:family="text">
      <ns1:text-properties ns3:letter-spacing="-0.0013in" ns3:font-size="10pt" ns1:font-size-asian="10pt"/>
    </ns1:style>
    <ns1:style ns1:name="T235" ns1:parent-style-name="Standaardalinea-lettertype" ns1:family="text">
      <ns1:text-properties ns3:letter-spacing="-0.0048in" ns3:font-size="10pt" ns1:font-size-asian="10pt"/>
    </ns1:style>
    <ns1:style ns1:name="T236" ns1:parent-style-name="Standaardalinea-lettertype" ns1:family="text">
      <ns1:text-properties ns3:letter-spacing="-0.0013in" ns3:font-size="10pt" ns1:font-size-asian="10pt"/>
    </ns1:style>
    <ns1:style ns1:name="T237" ns1:parent-style-name="Standaardalinea-lettertype" ns1:family="text">
      <ns1:text-properties ns3:letter-spacing="-0.0048in" ns3:font-size="10pt" ns1:font-size-asian="10pt"/>
    </ns1:style>
    <ns1:style ns1:name="T238" ns1:parent-style-name="Standaardalinea-lettertype" ns1:family="text">
      <ns1:text-properties ns3:letter-spacing="-0.0013in" ns3:font-size="10pt" ns1:font-size-asian="10pt"/>
    </ns1:style>
    <ns1:style ns1:name="T239" ns1:parent-style-name="Standaardalinea-lettertype" ns1:family="text">
      <ns1:text-properties ns3:letter-spacing="-0.0048in" ns3:font-size="10pt" ns1:font-size-asian="10pt"/>
    </ns1:style>
    <ns1:style ns1:name="T240" ns1:parent-style-name="Standaardalinea-lettertype" ns1:family="text">
      <ns1:text-properties ns3:letter-spacing="-0.0013in" ns3:font-size="10pt" ns1:font-size-asian="10pt"/>
    </ns1:style>
    <ns1:style ns1:name="T241" ns1:parent-style-name="Standaardalinea-lettertype" ns1:family="text">
      <ns1:text-properties ns3:letter-spacing="-0.0048in" ns3:font-size="10pt" ns1:font-size-asian="10pt"/>
    </ns1:style>
    <ns1:style ns1:name="T242" ns1:parent-style-name="Standaardalinea-lettertype" ns1:family="text">
      <ns1:text-properties ns3:letter-spacing="-0.0013in" ns3:font-size="10pt" ns1:font-size-asian="10pt"/>
    </ns1:style>
    <ns1:style ns1:name="T243" ns1:parent-style-name="Standaardalinea-lettertype" ns1:family="text">
      <ns1:text-properties ns3:font-size="10pt" ns1:font-size-asian="10pt"/>
    </ns1:style>
    <ns1:style ns1:name="T244" ns1:parent-style-name="Standaardalinea-lettertype" ns1:family="text">
      <ns1:text-properties ns3:letter-spacing="-0.0048in" ns3:font-size="10pt" ns1:font-size-asian="10pt"/>
    </ns1:style>
    <ns1:style ns1:name="T245" ns1:parent-style-name="Standaardalinea-lettertype" ns1:family="text">
      <ns1:text-properties ns3:font-size="10pt" ns1:font-size-asian="10pt"/>
    </ns1:style>
    <ns1:style ns1:name="T246" ns1:parent-style-name="Standaardalinea-lettertype" ns1:family="text">
      <ns1:text-properties ns3:letter-spacing="-0.0048in" ns3:font-size="10pt" ns1:font-size-asian="10pt"/>
    </ns1:style>
    <ns1:style ns1:name="T247" ns1:parent-style-name="Standaardalinea-lettertype" ns1:family="text">
      <ns1:text-properties ns3:font-size="10pt" ns1:font-size-asian="10pt"/>
    </ns1:style>
    <ns1:style ns1:name="T248" ns1:parent-style-name="Standaardalinea-lettertype" ns1:family="text">
      <ns1:text-properties ns3:letter-spacing="-0.0048in" ns3:font-size="10pt" ns1:font-size-asian="10pt"/>
    </ns1:style>
    <ns1:style ns1:name="T249" ns1:parent-style-name="Standaardalinea-lettertype" ns1:family="text">
      <ns1:text-properties ns3:font-size="10pt" ns1:font-size-asian="10pt"/>
    </ns1:style>
    <ns1:style ns1:name="T250" ns1:parent-style-name="Standaardalinea-lettertype" ns1:family="text">
      <ns1:text-properties ns3:letter-spacing="-0.0048in" ns3:font-size="10pt" ns1:font-size-asian="10pt"/>
    </ns1:style>
    <ns1:style ns1:name="T251" ns1:parent-style-name="Standaardalinea-lettertype" ns1:family="text">
      <ns1:text-properties ns3:font-size="10pt" ns1:font-size-asian="10pt"/>
    </ns1:style>
    <ns1:style ns1:name="T252" ns1:parent-style-name="Standaardalinea-lettertype" ns1:family="text">
      <ns1:text-properties ns3:letter-spacing="-0.0048in" ns3:font-size="10pt" ns1:font-size-asian="10pt"/>
    </ns1:style>
    <ns1:style ns1:name="T253" ns1:parent-style-name="Standaardalinea-lettertype" ns1:family="text">
      <ns1:text-properties ns3:font-size="10pt" ns1:font-size-asian="10pt"/>
    </ns1:style>
    <ns1:style ns1:name="T254" ns1:parent-style-name="Standaardalinea-lettertype" ns1:family="text">
      <ns1:text-properties ns3:letter-spacing="-0.0048in" ns3:font-size="10pt" ns1:font-size-asian="10pt"/>
    </ns1:style>
    <ns1:style ns1:name="T255" ns1:parent-style-name="Standaardalinea-lettertype" ns1:family="text">
      <ns1:text-properties ns3:font-size="10pt" ns1:font-size-asian="10pt"/>
    </ns1:style>
    <ns1:style ns1:name="T256" ns1:parent-style-name="Standaardalinea-lettertype" ns1:family="text">
      <ns1:text-properties ns3:letter-spacing="-0.0048in" ns3:font-size="10pt" ns1:font-size-asian="10pt"/>
    </ns1:style>
    <ns1:style ns1:name="T257" ns1:parent-style-name="Standaardalinea-lettertype" ns1:family="text">
      <ns1:text-properties ns3:font-size="10pt" ns1:font-size-asian="10pt"/>
    </ns1:style>
    <ns1:style ns1:name="T258" ns1:parent-style-name="Standaardalinea-lettertype" ns1:family="text">
      <ns1:text-properties ns3:letter-spacing="-0.0048in" ns3:font-size="10pt" ns1:font-size-asian="10pt"/>
    </ns1:style>
    <ns1:style ns1:name="T259" ns1:parent-style-name="Standaardalinea-lettertype" ns1:family="text">
      <ns1:text-properties ns3:font-size="10pt" ns1:font-size-asian="10pt"/>
    </ns1:style>
    <ns1:style ns1:name="T260" ns1:parent-style-name="Standaardalinea-lettertype" ns1:family="text">
      <ns1:text-properties ns3:letter-spacing="-0.0048in" ns3:font-size="10pt" ns1:font-size-asian="10pt"/>
    </ns1:style>
    <ns1:style ns1:name="T261" ns1:parent-style-name="Standaardalinea-lettertype" ns1:family="text">
      <ns1:text-properties ns3:font-size="10pt" ns1:font-size-asian="10pt"/>
    </ns1:style>
    <ns1:style ns1:name="T262" ns1:parent-style-name="Standaardalinea-lettertype" ns1:family="text">
      <ns1:text-properties ns3:letter-spacing="-0.0048in" ns3:font-size="10pt" ns1:font-size-asian="10pt"/>
    </ns1:style>
    <ns1:style ns1:name="T263" ns1:parent-style-name="Standaardalinea-lettertype" ns1:family="text">
      <ns1:text-properties ns3:font-size="10pt" ns1:font-size-asian="10pt"/>
    </ns1:style>
    <ns1:style ns1:name="T264" ns1:parent-style-name="Standaardalinea-lettertype" ns1:family="text">
      <ns1:text-properties ns3:letter-spacing="-0.0048in" ns3:font-size="10pt" ns1:font-size-asian="10pt"/>
    </ns1:style>
    <ns1:style ns1:name="T265" ns1:parent-style-name="Standaardalinea-lettertype" ns1:family="text">
      <ns1:text-properties ns3:font-size="10pt" ns1:font-size-asian="10pt"/>
    </ns1:style>
    <ns1:style ns1:name="T266" ns1:parent-style-name="Standaardalinea-lettertype" ns1:family="text">
      <ns1:text-properties ns3:letter-spacing="-0.0097in" ns3:font-size="10pt" ns1:font-size-asian="10pt"/>
    </ns1:style>
    <ns1:style ns1:name="T267" ns1:parent-style-name="Standaardalinea-lettertype" ns1:family="text">
      <ns1:text-properties ns3:font-size="10pt" ns1:font-size-asian="10pt"/>
    </ns1:style>
    <ns1:style ns1:name="T268" ns1:parent-style-name="Standaardalinea-lettertype" ns1:family="text">
      <ns1:text-properties ns3:letter-spacing="-0.009in" ns3:font-size="10pt" ns1:font-size-asian="10pt"/>
    </ns1:style>
    <ns1:style ns1:name="T269" ns1:parent-style-name="Standaardalinea-lettertype" ns1:family="text">
      <ns1:text-properties ns3:font-size="10pt" ns1:font-size-asian="10pt"/>
    </ns1:style>
    <ns1:style ns1:name="T270" ns1:parent-style-name="Standaardalinea-lettertype" ns1:family="text">
      <ns1:text-properties ns3:letter-spacing="-0.0097in" ns3:font-size="10pt" ns1:font-size-asian="10pt"/>
    </ns1:style>
    <ns1:style ns1:name="T271" ns1:parent-style-name="Standaardalinea-lettertype" ns1:family="text">
      <ns1:text-properties ns3:font-size="10pt" ns1:font-size-asian="10pt"/>
    </ns1:style>
    <ns1:style ns1:name="T272" ns1:parent-style-name="Standaardalinea-lettertype" ns1:family="text">
      <ns1:text-properties ns3:letter-spacing="-0.009in" ns3:font-size="10pt" ns1:font-size-asian="10pt"/>
    </ns1:style>
    <ns1:style ns1:name="T273" ns1:parent-style-name="Standaardalinea-lettertype" ns1:family="text">
      <ns1:text-properties ns3:font-size="10pt" ns1:font-size-asian="10pt"/>
    </ns1:style>
    <ns1:style ns1:name="T274" ns1:parent-style-name="Standaardalinea-lettertype" ns1:family="text">
      <ns1:text-properties ns3:letter-spacing="-0.0097in" ns3:font-size="10pt" ns1:font-size-asian="10pt"/>
    </ns1:style>
    <ns1:style ns1:name="T275" ns1:parent-style-name="Standaardalinea-lettertype" ns1:family="text">
      <ns1:text-properties ns3:font-size="10pt" ns1:font-size-asian="10pt"/>
    </ns1:style>
    <ns1:style ns1:name="T276" ns1:parent-style-name="Standaardalinea-lettertype" ns1:family="text">
      <ns1:text-properties ns3:letter-spacing="-0.009in" ns3:font-size="10pt" ns1:font-size-asian="10pt"/>
    </ns1:style>
    <ns1:style ns1:name="T277" ns1:parent-style-name="Standaardalinea-lettertype" ns1:family="text">
      <ns1:text-properties ns3:font-size="10pt" ns1:font-size-asian="10pt"/>
    </ns1:style>
    <ns1:style ns1:name="T278" ns1:parent-style-name="Standaardalinea-lettertype" ns1:family="text">
      <ns1:text-properties ns3:letter-spacing="-0.0097in" ns3:font-size="10pt" ns1:font-size-asian="10pt"/>
    </ns1:style>
    <ns1:style ns1:name="T279" ns1:parent-style-name="Standaardalinea-lettertype" ns1:family="text">
      <ns1:text-properties ns3:font-size="10pt" ns1:font-size-asian="10pt"/>
    </ns1:style>
    <ns1:style ns1:name="T280" ns1:parent-style-name="Standaardalinea-lettertype" ns1:family="text">
      <ns1:text-properties ns3:letter-spacing="-0.009in" ns3:font-size="10pt" ns1:font-size-asian="10pt"/>
    </ns1:style>
    <ns1:style ns1:name="T281" ns1:parent-style-name="Standaardalinea-lettertype" ns1:family="text">
      <ns1:text-properties ns3:font-size="10pt" ns1:font-size-asian="10pt"/>
    </ns1:style>
    <ns1:style ns1:name="T282" ns1:parent-style-name="Standaardalinea-lettertype" ns1:family="text">
      <ns1:text-properties ns3:letter-spacing="-0.0097in" ns3:font-size="10pt" ns1:font-size-asian="10pt"/>
    </ns1:style>
    <ns1:style ns1:name="T283" ns1:parent-style-name="Standaardalinea-lettertype" ns1:family="text">
      <ns1:text-properties ns3:font-size="10pt" ns1:font-size-asian="10pt"/>
    </ns1:style>
    <ns1:style ns1:name="T284" ns1:parent-style-name="Standaardalinea-lettertype" ns1:family="text">
      <ns1:text-properties ns3:letter-spacing="-0.009in" ns3:font-size="10pt" ns1:font-size-asian="10pt"/>
    </ns1:style>
    <ns1:style ns1:name="T285" ns1:parent-style-name="Standaardalinea-lettertype" ns1:family="text">
      <ns1:text-properties ns3:font-size="10pt" ns1:font-size-asian="10pt"/>
    </ns1:style>
    <ns1:style ns1:name="T286" ns1:parent-style-name="Standaardalinea-lettertype" ns1:family="text">
      <ns1:text-properties ns3:letter-spacing="-0.0097in" ns3:font-size="10pt" ns1:font-size-asian="10pt"/>
    </ns1:style>
    <ns1:style ns1:name="T287" ns1:parent-style-name="Standaardalinea-lettertype" ns1:family="text">
      <ns1:text-properties ns3:font-size="10pt" ns1:font-size-asian="10pt"/>
    </ns1:style>
    <ns1:style ns1:name="T288" ns1:parent-style-name="Standaardalinea-lettertype" ns1:family="text">
      <ns1:text-properties ns3:letter-spacing="-0.009in" ns3:font-size="10pt" ns1:font-size-asian="10pt"/>
    </ns1:style>
    <ns1:style ns1:name="T289" ns1:parent-style-name="Standaardalinea-lettertype" ns1:family="text">
      <ns1:text-properties ns3:font-size="10pt" ns1:font-size-asian="10pt"/>
    </ns1:style>
    <ns1:style ns1:name="T290" ns1:parent-style-name="Standaardalinea-lettertype" ns1:family="text">
      <ns1:text-properties ns3:letter-spacing="-0.0013in" ns3:font-size="10pt" ns1:font-size-asian="10pt"/>
    </ns1:style>
    <ns1:style ns1:name="P291" ns1:parent-style-name="Standaard" ns1:family="paragraph">
      <ns1:paragraph-properties ns3:margin-top="0.0479in" ns3:margin-right="1.534in"/>
    </ns1:style>
    <ns1:style ns1:name="T292" ns1:parent-style-name="Standaardalinea-lettertype" ns1:family="text">
      <ns1:text-properties ns3:font-style="italic" ns1:font-style-asian="italic" ns3:font-size="9pt" ns1:font-size-asian="9pt"/>
    </ns1:style>
    <ns1:style ns1:name="T293" ns1:parent-style-name="Standaardalinea-lettertype" ns1:family="text">
      <ns1:text-properties ns3:font-style="italic" ns1:font-style-asian="italic" ns3:font-size="9pt" ns1:font-size-asian="9pt"/>
    </ns1:style>
    <ns1:style ns1:name="T294" ns1:parent-style-name="Standaardalinea-lettertype" ns1:family="text">
      <ns1:text-properties ns3:font-style="italic" ns1:font-style-asian="italic" ns3:letter-spacing="-0.0027in" ns3:font-size="9pt" ns1:font-size-asian="9pt"/>
    </ns1:style>
    <ns1:style ns1:name="T295" ns1:parent-style-name="Standaardalinea-lettertype" ns1:family="text">
      <ns1:text-properties ns3:font-style="italic" ns1:font-style-asian="italic" ns3:font-size="9pt" ns1:font-size-asian="9pt"/>
    </ns1:style>
    <ns1:style ns1:name="T296" ns1:parent-style-name="Standaardalinea-lettertype" ns1:family="text">
      <ns1:text-properties ns3:font-style="italic" ns1:font-style-asian="italic" ns3:letter-spacing="-0.0006in" ns3:font-size="9pt" ns1:font-size-asian="9pt"/>
    </ns1:style>
    <ns1:style ns1:name="T297" ns1:parent-style-name="Standaardalinea-lettertype" ns1:family="text">
      <ns1:text-properties ns3:font-style="italic" ns1:font-style-asian="italic" ns3:font-size="9pt" ns1:font-size-asian="9pt"/>
    </ns1:style>
    <ns1:style ns1:name="T298" ns1:parent-style-name="Standaardalinea-lettertype" ns1:family="text">
      <ns1:text-properties ns3:font-style="italic" ns1:font-style-asian="italic" ns3:letter-spacing="-0.0006in" ns3:font-size="9pt" ns1:font-size-asian="9pt"/>
    </ns1:style>
    <ns1:style ns1:name="T299" ns1:parent-style-name="Standaardalinea-lettertype" ns1:family="text">
      <ns1:text-properties ns3:font-style="italic" ns1:font-style-asian="italic" ns3:letter-spacing="-0.0013in" ns3:font-size="9pt" ns1:font-size-asian="9pt"/>
    </ns1:style>
    <ns1:style ns1:family="graphic" ns1:name="a0">
      <ns1:graphic-properties ns1:wrap="run-through" ns1:run-through="foreground" ns5:fill="solid" ns5:fill-color="#000000" ns5:opacity="100%" ns5:stroke="none" ns1:horizontal-rel="page" ns1:vertical-rel="paragraph" ns1:horizontal-pos="from-left" ns1:vertical-pos="from-top"/>
    </ns1:style>
    <ns1:style ns1:family="graphic" ns1:name="a1">
      <ns1:graphic-properties ns1:wrap="run-through" ns1:run-through="foreground" ns5:fill="solid" ns5:fill-color="#000000" ns5:opacity="100%" ns5:stroke="none" ns1:horizontal-rel="page" ns1:vertical-rel="paragraph" ns1:horizontal-pos="from-left" ns1:vertical-pos="from-top"/>
    </ns1:style>
    <ns1:style ns1:family="graphic" ns1:name="a2">
      <ns1:graphic-properties ns1:wrap="run-through" ns1:run-through="foreground" ns5:fill="solid" ns5:fill-color="#000000" ns5:opacity="100%" ns5:stroke="none" ns1:horizontal-rel="page" ns1:vertical-rel="paragraph" ns1:horizontal-pos="from-left" ns1:vertical-pos="from-top"/>
    </ns1:style>
  </ns0:automatic-styles>
  <ns0:body>
    <ns0:text ns6:use-soft-page-breaks="true">
      <ns6:p ns6:style-name="P1">Table 3. DigComp 3.0 Beheersingsniveau descriptions and purposes.</ns6:p>
      <ns4:table ns4:style-name="Table21">
        <ns4:table-columns>
          <ns4:table-column ns4:style-name="TableColumn22"/>
          <ns4:table-column ns4:style-name="TableColumn23"/>
          <ns4:table-column ns4:style-name="TableColumn24"/>
          <ns4:table-column ns4:style-name="TableColumn25"/>
          <ns4:table-column ns4:style-name="TableColumn26"/>
          <ns4:table-column ns4:style-name="TableColumn27"/>
        </ns4:table-columns>
        <ns4:table-row ns4:style-name="TableRow28">
          <ns4:table-cell ns4:style-name="TableCell29">
            <ns6:p ns6:style-name="P30">Beheersingsniveau</ns6:p>
          </ns4:table-cell>
          <ns4:table-cell ns4:style-name="TableCell34" ns4:number-columns-spanned="2">
            <ns6:p ns6:style-name="P35"><ns6:span ns6:style-name="T36">Short description of competence<ns6:s/></ns6:span><ns6:span ns6:style-name="T37">acquisition</ns6:span></ns6:p>
          </ns4:table-cell>
          <ns4:covered-table-cell/>
          <ns4:table-cell ns4:style-name="TableCell38" ns4:number-columns-spanned="2">
            <ns6:p ns6:style-name="P39">Purpose</ns6:p>
          </ns4:table-cell>
          <ns4:covered-table-cell/>
          <ns4:table-cell>
            <ns6:p ns6:style-name="P39"/>
          </ns4:table-cell>
        </ns4:table-row>
        <ns4:table-row ns4:style-name="TableRow40">
          <ns4:table-cell ns4:style-name="TableCell41" ns4:number-columns-spanned="2">
            <ns6:p ns6:style-name="P42"/>
            <ns6:p ns6:style-name="P43">Basis</ns6:p>
          </ns4:table-cell>
          <ns4:covered-table-cell/>
          <ns4:table-cell ns4:style-name="TableCell45" ns4:number-columns-spanned="2">
            <ns6:p ns6:style-name="P46">Op basisniveau onthouden en voeren personen eenvoudige taken uit met begeleiding waar nodig.</ns6:p>
          </ns4:table-cell>
          <ns4:covered-table-cell/>
          <ns4:table-cell ns4:style-name="TableCell68" ns4:number-columns-spanned="2">
            <ns6:p ns6:style-name="P69">Om persoonlijke, leer- en/of werkdoelen te ondersteunen en deel te nemen aan de samenleving.</ns6:p>
          </ns4:table-cell>
          <ns4:covered-table-cell/>
        </ns4:table-row>
        <ns4:table-row ns4:style-name="TableRow90">
          <ns4:table-cell ns4:style-name="TableCell91" ns4:number-columns-spanned="2">
            <ns6:p ns6:style-name="P92"/>
            <ns6:p ns6:style-name="P93">Gemiddeld</ns6:p>
          </ns4:table-cell>
          <ns4:covered-table-cell/>
          <ns4:table-cell ns4:style-name="TableCell95" ns4:number-columns-spanned="2">
            <ns6:p ns6:style-name="P96">Op gemiddeld niveau identificeren en voeren personen welgedefinieerde taken uit en lossen ze welgedefinieerde problemen autonoom op.</ns6:p>
          </ns4:table-cell>
          <ns4:covered-table-cell/>
          <ns4:table-cell ns4:style-name="TableCell123" ns4:number-columns-spanned="2">
            <ns6:p ns6:style-name="P124">Om persoonlijke, leer- en/of werkdoelen te ondersteunen en autonoom deel te nemen aan de samenleving.</ns6:p>
          </ns4:table-cell>
          <ns4:covered-table-cell/>
        </ns4:table-row>
        <ns4:table-row ns4:style-name="TableRow142">
          <ns4:table-cell ns4:style-name="TableCell143" ns4:number-columns-spanned="2">
            <ns6:p ns6:style-name="P144"/>
            <ns6:p ns6:style-name="P145">Geavanceerd</ns6:p>
          </ns4:table-cell>
          <ns4:covered-table-cell/>
          <ns4:table-cell ns4:style-name="TableCell147" ns4:number-columns-spanned="2">
            <ns6:p ns6:style-name="P148">Op geavanceerd niveau beoordelen en passen personen autonoom oplossingen toe op een verscheidenheid aan complexe taken en passen ze zich aan diverse contexten aan om taken adequaat te evalueren en uit te voeren, waarbij ze anderen begeleiden indien en wanneer nodig.</ns6:p>
          </ns4:table-cell>
          <ns4:covered-table-cell/>
          <ns4:table-cell ns4:style-name="TableCell172" ns4:number-columns-spanned="2">
            <ns6:p ns6:style-name="P173">Om persoonlijke, leer- en/of werkdoelen te ondersteunen, effectief deel te nemen aan de samenleving en anderen te managen of te ondersteunen bij het bereiken van hun doelen.</ns6:p>
          </ns4:table-cell>
          <ns4:covered-table-cell/>
        </ns4:table-row>
        <ns4:table-row ns4:style-name="TableRow191">
          <ns4:table-cell ns4:style-name="TableCell192" ns4:number-columns-spanned="2">
            <ns6:p ns6:style-name="P193"/>
            <ns6:p ns6:style-name="P194">Zeer geavanceerd</ns6:p>
          </ns4:table-cell>
          <ns4:covered-table-cell/>
          <ns4:table-cell ns4:style-name="TableCell197" ns4:number-columns-spanned="2">
            <ns6:p ns6:style-name="P198">Op zeer geavanceerd niveau beoordelen, evalueren en lossen personen zeer complexe of gespecialiseerde problemen op om nieuwe oplossingen te creëren of bestaande aan te passen, waarbij ze anderen leiden en begeleiden indien en wanneer nodig.</ns6:p>
          </ns4:table-cell>
          <ns4:covered-table-cell/>
          <ns4:table-cell ns4:style-name="TableCell220" ns4:number-columns-spanned="2">
            <ns6:p ns6:style-name="P221">Om persoonlijke, leer- en/of werkdoelen te ondersteunen, anderen te helpen effectief deel te nemen aan de samenleving, anderen te leiden of te ondersteunen bij het bereiken van complexe doelen, en/of leiding te geven aan of bij te dragen aan verbeteringen in of nieuwe oplossingen voor zeer complexe problemen.</ns6:p>
          </ns4:table-cell>
          <ns4:covered-table-cell/>
        </ns4:table-row>
      </ns4:table>
      <ns6:p ns6:style-name="P291"><ns6:span ns6:style-name="T292"><ns5:custom-shape ns2:x="11.14239in" ns2:y="-0.01265in" ns2:width="0.01389in" ns2:height="0.01389in" ns5:z-index="251660288" ns5:id="id2" ns5:style-name="a2" ns5:name="Graphic 346" ns6:anchor-type="paragraph"><ns2:title/><ns2:desc/><ns5:enhanced-geometry ns5:type="non-primitive" ns2:viewBox="0 0 12700 12700" ns5:enhanced-path="M ?f0 ?f2 L ?f3 ?f3 ?f2 ?f0 ?f4 ?f3 ?f1 ?f2 ?f4 ?f4 ?f2 ?f1 ?f3 ?f4 ?f0 ?f2 Z N" ns5:text-areas="?f7 ?f7 ?f8 ?f8"><ns5:equation ns5:name="f0" ns5:formula="0"/><ns5:equation ns5:name="f1" ns5:formula="12700"/><ns5:equation ns5:name="f2" ns5:formula="6350"/><ns5:equation ns5:name="f3" ns5:formula="1859"/><ns5:equation ns5:name="f4" ns5:formula="10840"/><ns5:equation ns5:name="f5" ns5:formula="?f1 - ?f0"/><ns5:equation ns5:name="f6" ns5:formula="?f5 / 12700"/><ns5:equation ns5:name="f7" ns5:formula="?f0 / ?f6"/><ns5:equation ns5:name="f8" ns5:formula="?f1 / ?f6"/></ns5:enhanced-geometry></ns5:custom-shape></ns6:span><ns6:span ns6:style-name="T293">Source:</ns6:span><ns6:span ns6:style-name="T294"><ns6:s/></ns6:span><ns6:span ns6:style-name="T295">JRC</ns6:span><ns6:span ns6:style-name="T296"><ns6:s/></ns6:span><ns6:span ns6:style-name="T297">own</ns6:span><ns6:span ns6:style-name="T298"><ns6:s/></ns6:span><ns6:span ns6:style-name="T299">elaboration.</ns6:span></ns6:p>
    </ns0:text>
  </ns0:body>
</ns0: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Arial Unicode MS" svg:font-family="Arial Unicode MS" style:font-family-generic="roman" style:font-pitch="variable" svg:panose-1="2 11 6 4 2 2 2 2 2 4"/>
    <style:font-face style:name="Times New Roman" svg:font-family="Times New Roman" style:font-family-generic="roman" style:font-pitch="variable" svg:panose-1="2 2 6 3 5 4 5 2 3 4"/>
    <style:font-face style:name="Interstate" svg:font-family="Interstate" style:font-family-generic="modern" style:font-pitch="variable"/>
    <style:font-face style:name="Aptos Display" svg:font-family="Aptos Display" style:font-family-generic="swiss" style:font-pitch="variable"/>
    <style:font-face style:name="EC Square Sans Pro" svg:font-family="EC Square Sans Pro" style:font-family-generic="swiss" style:font-pitch="variable"/>
    <style:font-face style:name="Source Sans Pro" svg:font-family="Source Sans Pro" style:font-family-generic="swiss" style:font-pitch="variable" svg:panose-1="2 11 5 3 3 4 3 2 2 4"/>
    <style:font-face style:name="Calibri" svg:font-family="Calibri" style:font-family-generic="swiss" style:font-pitch="variable" svg:panose-1="2 15 5 2 2 2 4 3 2 4"/>
    <style:font-face style:name="Consolas" svg:font-family="Consolas" style:font-family-generic="modern" style:font-pitch="fixed" svg:panose-1="2 11 6 9 2 2 4 3 2 4"/>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background-fill draw:fill="solid"/>
      </style:paragraph-properties>
      <style:text-properties style:font-name="Aptos" style:font-name-asian="Arial Unicode M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widows="2" fo:orphans="2" fo:border="0.0034in solid #FFFFFF" fo:padding="0.4305in" style:shadow="#000000 0.0034in 0.0034in" style:text-autospace="ideograph-alpha" fo:margin-top="0.25in" fo:margin-bottom="0.1666in"/>
      <style:text-properties style:font-name="Interstate" style:font-name-asian="Times New Roman" style:font-name-complex="Times New Roman" fo:font-weight="bold" style:font-weight-asian="bold" fo:color="#43BFFD" fo:font-size="16pt" style:font-size-asian="16pt" style:font-size-complex="16pt" fo:language="nl" fo:country="NL" style:language-asian="nl" style:country-asian="NL" fo:hyphenate="false"/>
    </style:style>
    <style:style style:name="Kop2" style:display-name="Kop 2" style:family="paragraph" style:parent-style-name="Standaard" style:next-style-name="Standaard" style:default-outline-level="2">
      <style:paragraph-properties fo:keep-with-next="always" fo:keep-together="always" fo:widows="2" fo:orphans="2" fo:border="0.0034in solid #FFFFFF" fo:padding="0.4305in" style:shadow="#000000 0.0034in 0.0034in" style:text-autospace="ideograph-alpha" fo:margin-top="0.0277in"/>
      <style:text-properties style:font-name="Aptos Display" style:font-name-asian="Times New Roman" style:font-name-complex="Times New Roman" fo:font-weight="bold" style:font-weight-asian="bold" fo:color="#0F4761" fo:font-size="13pt" style:font-size-asian="13pt" style:font-size-complex="13pt" fo:language="nl" fo:country="NL" style:language-asian="nl" style:country-asian="NL" fo:hyphenate="false"/>
    </style:style>
    <style:style style:name="Kop3" style:display-name="Kop 3" style:family="paragraph" style:parent-style-name="Standaard" style:next-style-name="Standaard" style:default-outline-level="3">
      <style:paragraph-properties fo:keep-with-next="always" fo:keep-together="always" fo:widows="2" fo:orphans="2" fo:border="0.0034in solid #FFFFFF" fo:padding="0.4305in" style:shadow="#000000 0.0034in 0.0034in" style:text-autospace="ideograph-alpha" fo:margin-top="0.0277in"/>
      <style:text-properties style:font-name="Aptos Display" style:font-name-asian="Times New Roman" style:font-name-complex="Times New Roman" fo:font-weight="bold" style:font-weight-asian="bold" fo:font-style="italic" style:font-style-asian="italic" fo:color="#434343" fo:font-size="12pt" style:font-size-asian="12pt" style:font-size-complex="12pt" fo:language="nl" fo:country="NL" style:language-asian="nl" style:country-asian="NL" fo:hyphenate="false"/>
    </style:style>
    <style:style style:name="Kop4" style:display-name="Kop 4" style:family="paragraph" style:parent-style-name="Standaard" style:next-style-name="Standaard" style:default-outline-level="4">
      <style:paragraph-properties fo:keep-with-next="always" fo:keep-together="always" fo:widows="2" fo:orphans="2" fo:border="0.0034in solid #FFFFFF" fo:padding="0.4305in" style:shadow="#000000 0.0034in 0.0034in" style:text-autospace="ideograph-alpha" fo:margin-top="0.0277in"/>
      <style:text-properties style:font-name="Aptos Display" style:font-name-asian="Times New Roman" style:font-name-complex="Times New Roman" fo:font-style="italic" style:font-style-asian="italic" style:font-style-complex="italic" fo:color="#0F4761" fo:language="nl" fo:country="NL" style:language-asian="nl" style:country-asian="NL" fo:hyphenate="false"/>
    </style:style>
    <style:style style:name="Kop5" style:display-name="Kop 5" style:family="paragraph" style:parent-style-name="Standaard" style:next-style-name="Plattetekst" style:default-outline-level="5">
      <style:paragraph-properties fo:keep-with-next="always" fo:keep-together="always" fo:widows="2" fo:orphans="2" fo:break-before="page" fo:border="0.0034in solid #FFFFFF" fo:padding="0.4305in" style:shadow="#000000 0.0034in 0.0034in" style:text-autospace="ideograph-alpha" fo:margin-top="0.1388in"/>
      <style:text-properties style:font-name="Aptos Display" style:font-name-asian="Times New Roman" style:font-name-complex="Times New Roman" fo:font-style="italic" style:font-style-asian="italic" style:font-style-complex="italic" fo:color="#156082" fo:language="nl" fo:country="NL" style:language-asian="nl" style:country-asian="NL" fo:hyphenate="false"/>
    </style:style>
    <style:style style:name="Kop6" style:display-name="Kop 6" style:family="paragraph" style:parent-style-name="Standaard" style:next-style-name="Plattetekst" style:default-outline-level="6">
      <style:paragraph-properties fo:keep-with-next="always" fo:keep-together="always" fo:widows="2" fo:orphans="2" fo:border="0.0034in solid #FFFFFF" fo:padding="0.4305in" style:shadow="#000000 0.0034in 0.0034in" style:text-autospace="ideograph-alpha" fo:margin-top="0.1388in"/>
      <style:text-properties style:font-name="Aptos Display" style:font-name-asian="Times New Roman" style:font-name-complex="Times New Roman" fo:color="#156082" fo:language="nl" fo:country="NL" style:language-asian="nl" style:country-asian="NL" fo:hyphenate="false"/>
    </style:style>
    <style:style style:name="Kop7" style:display-name="Kop 7" style:family="paragraph" style:parent-style-name="Standaard" style:next-style-name="Plattetekst" style:default-outline-level="7">
      <style:paragraph-properties fo:keep-with-next="always" fo:keep-together="always" fo:widows="2" fo:orphans="2" fo:border="0.0034in solid #FFFFFF" fo:padding="0.4305in" style:shadow="#000000 0.0034in 0.0034in" style:text-autospace="ideograph-alpha" fo:margin-top="0.1388in"/>
      <style:text-properties style:font-name="Aptos Display" style:font-name-asian="Times New Roman" style:font-name-complex="Times New Roman" fo:color="#156082" fo:language="nl" fo:country="NL" style:language-asian="nl" style:country-asian="NL" fo:hyphenate="false"/>
    </style:style>
    <style:style style:name="Kop8" style:display-name="Kop 8" style:family="paragraph" style:parent-style-name="Standaard" style:next-style-name="Plattetekst" style:default-outline-level="8">
      <style:paragraph-properties fo:keep-with-next="always" fo:keep-together="always" fo:widows="2" fo:orphans="2" fo:border="0.0034in solid #FFFFFF" fo:padding="0.4305in" style:shadow="#000000 0.0034in 0.0034in" style:text-autospace="ideograph-alpha" fo:margin-top="0.1388in"/>
      <style:text-properties style:font-name="Aptos Display" style:font-name-asian="Times New Roman" style:font-name-complex="Times New Roman" fo:color="#156082" fo:language="nl" fo:country="NL" style:language-asian="nl" style:country-asian="NL" fo:hyphenate="false"/>
    </style:style>
    <style:style style:name="Kop9" style:display-name="Kop 9" style:family="paragraph" style:parent-style-name="Standaard" style:next-style-name="Plattetekst" style:default-outline-level="9">
      <style:paragraph-properties fo:keep-with-next="always" fo:keep-together="always" fo:widows="2" fo:orphans="2" fo:border="0.0034in solid #FFFFFF" fo:padding="0.4305in" style:shadow="#000000 0.0034in 0.0034in" style:text-autospace="ideograph-alpha" fo:margin-top="0.1388in"/>
      <style:text-properties style:font-name="Aptos Display" style:font-name-asian="Times New Roman" style:font-name-complex="Times New Roman" fo:color="#156082" fo:language="nl" fo:country="NL" style:language-asian="nl" style:country-asian="NL" fo:hyphenate="false"/>
    </style:style>
    <style:style style:name="Standaard" style:display-name="Standaard" style:family="paragraph">
      <style:paragraph-properties fo:widows="0" fo:orphans="0" style:text-autospace="none" fo:margin-bottom="0in" fo:line-height="100%"/>
      <style:text-properties style:font-name="EC Square Sans Pro" style:font-name-asian="EC Square Sans Pro" style:font-name-complex="EC Square Sans Pro" style:letter-kerning="false" fo:language="en" fo:country="US" fo:hyphenate="false"/>
    </style:style>
    <style:style style:name="Standaardalinea-lettertype" style:display-name="Standaardalinea-lettertype" style:family="text"/>
    <style:style style:name="WW_CharLFO1LVL3" style:family="text">
      <style:text-properties fo:font-size="10pt" style:font-size-asian="10pt" style:font-size-complex="10pt"/>
    </style:style>
    <text:list-style style:name="WW_OutlineListStyle" style:display-name="WW_OutlineListStyle">
      <text:list-level-style-number text:level="1" style:num-suffix="." style:num-list-format-name="NLF0" style:num-format="1">
        <style:list-level-properties text:space-before="0in" text:min-label-width="0.1in" text:list-level-position-and-space-mode="label-alignment">
          <style:list-level-label-alignment text:label-followed-by="listtab" fo:margin-left="0.1in" fo:text-indent="-0.1in"/>
        </style:list-level-properties>
      </text:list-level-style-number>
      <text:list-level-style-number text:level="2" style:num-list-format-name="NLF0" style:num-format="1" text:display-levels="2">
        <style:list-level-properties text:space-before="0in" text:min-label-width="0.2666in" text:list-level-position-and-space-mode="label-alignment">
          <style:list-level-label-alignment text:label-followed-by="listtab" fo:margin-left="0.2666in" fo:text-indent="-0.2666in"/>
        </style:list-level-properties>
      </text:list-level-style-number>
      <text:list-level-style-number text:level="3" text:style-name="WW_CharLFO1LVL3"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style:style style:name="Abstract" style:display-name="Abstract" style:family="paragraph" style:parent-style-name="Standaard" style:next-style-name="Plattetekst">
      <style:paragraph-properties fo:keep-with-next="always" fo:keep-together="always" fo:widows="2" fo:orphans="2" fo:border="0.0034in solid #FFFFFF" fo:padding="0.4305in" style:shadow="#000000 0.0034in 0.0034in" style:text-autospace="ideograph-alpha" fo:margin-top="0.2083in" fo:margin-bottom="0.2083in"/>
      <style:text-properties style:font-name="Source Sans Pro" style:font-name-asian="Arial Unicode MS" style:font-name-complex="Calibri" fo:color="#434343" fo:font-size="10pt" style:font-size-asian="10pt" style:font-size-complex="10pt" fo:language="nl" fo:country="NL" style:language-asian="nl" style:country-asian="NL" fo:hyphenate="false"/>
    </style:style>
    <style:style style:name="Plattetekst" style:display-name="Platte tekst" style:family="paragraph" style:parent-style-name="Standaard">
      <style:paragraph-properties fo:widows="2" fo:orphans="2" fo:border="0.0034in solid #FFFFFF" fo:padding="0.4305in" style:shadow="#000000 0.0034in 0.0034in" style:text-autospace="ideograph-alpha" fo:margin-top="0.125in" fo:margin-bottom="0.125in"/>
      <style:text-properties style:font-name="Source Sans Pro" style:font-name-asian="Arial Unicode MS" style:font-name-complex="Calibri" fo:color="#434343" fo:language="nl" fo:country="NL" style:language-asian="nl" style:country-asian="NL" fo:hyphenate="false"/>
    </style:style>
    <style:style style:name="PlattetekstChar" style:display-name="Platte tekst Char" style:family="text" style:parent-style-name="Standaardalinea-lettertype">
      <style:text-properties style:font-name="Source Sans Pro" style:font-name-asian="Arial Unicode MS" style:font-name-complex="Calibri" fo:color="#434343" style:language-asian="nl" style:country-asian="NL"/>
    </style:style>
    <style:style style:name="AlertTok" style:display-name="AlertTok" style:family="text" style:parent-style-name="Standaardalinea-lettertype">
      <style:text-properties style:font-name="Consolas" style:font-name-asian="Arial Unicode MS" style:font-name-complex="Calibri" fo:font-style="italic" style:font-style-asian="italic" style:font-style-complex="italic" fo:color="#EF2929" fo:font-size="11pt" style:font-size-asian="11pt" style:font-size-complex="9pt" fo:background-color="#F8F8F8" fo:language="nl" fo:country="NL" style:language-asian="nl" style:country-asian="NL"/>
    </style:style>
    <style:style style:name="AnnotationTok" style:display-name="AnnotationTok" style:family="text" style:parent-style-name="Standaardalinea-lettertype">
      <style:text-properties style:font-name="Consolas" style:font-name-asian="Arial Unicode MS" style:font-name-complex="Calibri" fo:font-weight="bold" style:font-weight-asian="bold" fo:font-style="normal" style:font-style-asian="normal" style:font-style-complex="italic" fo:color="#8F5902" fo:font-size="11pt" style:font-size-asian="11pt" style:font-size-complex="9pt" fo:background-color="#F8F8F8" fo:language="nl" fo:country="NL" style:language-asian="nl" style:country-asian="NL"/>
    </style:style>
    <style:style style:name="AttributeTok" style:display-name="AttributeTok" style:family="text" style:parent-style-name="Standaardalinea-lettertype">
      <style:text-properties style:font-name="Consolas" style:font-name-asian="Arial Unicode MS" style:font-name-complex="Calibri" fo:font-style="italic" style:font-style-asian="italic" style:font-style-complex="italic" fo:color="#C4A000" fo:font-size="11pt" style:font-size-asian="11pt" style:font-size-complex="9pt" fo:background-color="#F8F8F8" fo:language="nl" fo:country="NL" style:language-asian="nl" style:country-asian="NL"/>
    </style:style>
    <style:style style:name="Author" style:display-name="Author" style:family="paragraph" style:next-style-name="Plattetekst">
      <style:paragraph-properties fo:keep-with-next="always" fo:keep-together="always" fo:margin-bottom="0.1388in" fo:line-height="100%"/>
      <style:text-properties fo:font-size="12pt" style:font-size-asian="12pt" style:font-size-complex="12pt" fo:language="en" fo:country="US" fo:hyphenate="false"/>
    </style:style>
    <style:style style:name="Ballontekst" style:display-name="Ballontekst" style:family="paragraph" style:parent-style-name="Standaard">
      <style:paragraph-properties fo:widows="2" fo:orphans="2" fo:border="0.0034in solid #FFFFFF" fo:padding="0.4305in" style:shadow="#000000 0.0034in 0.0034in" style:text-autospace="ideograph-alpha"/>
      <style:text-properties style:font-name="Segoe UI" style:font-name-asian="Arial Unicode MS" style:font-name-complex="Segoe UI" fo:color="#434343" fo:font-size="9pt" style:font-size-asian="9pt" style:font-size-complex="9pt" fo:language="nl" fo:country="NL" style:language-asian="nl" style:country-asian="NL" fo:hyphenate="false"/>
    </style:style>
    <style:style style:name="BallontekstChar" style:display-name="Ballontekst Char" style:family="text" style:parent-style-name="Standaardalinea-lettertype">
      <style:text-properties style:font-name="Segoe UI" style:font-name-asian="Arial Unicode MS" style:font-name-complex="Segoe UI" fo:color="#434343" fo:font-size="9pt" style:font-size-asian="9pt" style:font-size-complex="9pt" style:language-asian="nl" style:country-asian="NL"/>
    </style:style>
    <style:style style:name="BaseNTok" style:display-name="BaseNTok" style:family="text" style:parent-style-name="Standaardalinea-lettertype">
      <style:text-properties style:font-name="Consolas" style:font-name-asian="Arial Unicode MS" style:font-name-complex="Calibri" fo:font-style="italic" style:font-style-asian="italic" style:font-style-complex="italic" fo:color="#0000CF" fo:font-size="11pt" style:font-size-asian="11pt" style:font-size-complex="9pt" fo:background-color="#F8F8F8" fo:language="nl" fo:country="NL" style:language-asian="nl" style:country-asian="NL"/>
    </style:style>
    <style:style style:name="Bibliografie" style:display-name="Bibliografie" style:family="paragraph" style:parent-style-name="Standaard">
      <style:paragraph-properties fo:widows="2" fo:orphans="2" fo:border="0.0034in solid #FFFFFF" fo:padding="0.4305in" style:shadow="#000000 0.0034in 0.0034in" style:text-autospace="ideograph-alpha"/>
      <style:text-properties style:font-name="Source Sans Pro" style:font-name-asian="Arial Unicode MS" style:font-name-complex="Calibri" fo:color="#434343" fo:language="nl" fo:country="NL" style:language-asian="nl" style:country-asian="NL" fo:hyphenate="false"/>
    </style:style>
    <style:style style:name="Kop1Char" style:display-name="Kop 1 Char" style:family="text" style:parent-style-name="Standaardalinea-lettertype">
      <style:text-properties style:font-name="Interstate" style:font-name-asian="Times New Roman" style:font-name-complex="Times New Roman" fo:font-weight="bold" style:font-weight-asian="bold" fo:color="#43BFFD" fo:font-size="16pt" style:font-size-asian="16pt" style:font-size-complex="16pt" style:language-asian="nl" style:country-asian="NL"/>
    </style:style>
    <style:style style:name="Bijlage" style:display-name="Bijlage" style:family="paragraph" style:parent-style-name="Kop1" style:next-style-name="Standaard" style:default-outline-level="1">
      <style:paragraph-properties>
        <style:tab-stops>
          <style:tab-stop style:type="right" style:leader-style="dotted" style:leader-text="." style:position="6.493in"/>
        </style:tab-stops>
      </style:paragraph-properties>
      <style:text-properties fo:hyphenate="false"/>
    </style:style>
    <style:style style:name="BijlageChar" style:display-name="Bijlage Char" style:family="text" style:parent-style-name="Standaardalinea-lettertype">
      <style:text-properties style:font-name="Interstate" style:font-name-asian="Times New Roman" style:font-name-complex="Times New Roman" fo:font-weight="bold" style:font-weight-asian="bold" fo:color="#43BFFD" fo:font-size="16pt" style:font-size-asian="16pt" style:font-size-complex="16pt" style:language-asian="nl" style:country-asian="NL"/>
    </style:style>
    <style:style style:name="Bijschrift" style:display-name="Bijschrift" style:family="paragraph" style:parent-style-name="Standaard" style:next-style-name="Standaard">
      <style:paragraph-properties fo:widows="2" fo:orphans="2" fo:border="0.0034in solid #FFFFFF" fo:padding="0.4305in" style:shadow="#000000 0.0034in 0.0034in" style:text-autospace="ideograph-alpha" fo:margin-bottom="0.1388in"/>
      <style:text-properties style:font-name="Source Sans Pro" style:font-name-asian="Arial Unicode MS" style:font-name-complex="Calibri" fo:font-style="italic" style:font-style-asian="italic" style:font-style-complex="italic" fo:color="#0E2841" fo:font-size="9pt" style:font-size-asian="9pt" style:font-size-complex="9pt" fo:language="nl" fo:country="NL" style:language-asian="nl" style:country-asian="NL" fo:hyphenate="false"/>
    </style:style>
    <style:style style:name="BijschriftChar" style:display-name="Bijschrift Char" style:family="text" style:parent-style-name="Standaardalinea-lettertype">
      <style:text-properties style:font-name="Source Sans Pro" style:font-name-asian="Arial Unicode MS" style:font-name-complex="Calibri" fo:font-style="italic" style:font-style-asian="italic" style:font-style-complex="italic" fo:color="#0E2841" fo:font-size="9pt" style:font-size-asian="9pt" style:font-size-complex="9pt" style:language-asian="nl" style:country-asian="NL"/>
    </style:style>
    <style:style style:name="Bloktekst" style:display-name="Bloktekst" style:family="paragraph" style:parent-style-name="Plattetekst" style:next-style-name="Plattetekst">
      <style:paragraph-properties fo:margin-top="0.0694in" fo:margin-bottom="0.0694in"/>
      <style:text-properties style:font-name="Aptos Display" style:font-name-asian="Times New Roman" style:font-name-complex="Times New Roman" style:font-weight-complex="bold" fo:font-size="10pt" style:font-size-asian="10pt" style:font-size-complex="10pt" fo:hyphenate="false"/>
    </style:style>
    <style:style style:name="BuiltInTok" style:display-name="BuiltInTok" style:family="text" style:parent-style-name="Standaardalinea-lettertype">
      <style:text-properties style:font-name="Consolas" style:font-name-asian="Arial Unicode MS" style:font-name-complex="Calibri" fo:font-style="italic" style:font-style-asian="italic" style:font-style-complex="italic" fo:color="#0E2841" fo:font-size="11pt" style:font-size-asian="11pt" style:font-size-complex="9pt" fo:background-color="#F8F8F8" fo:language="nl" fo:country="NL" style:language-asian="nl" style:country-asian="NL"/>
    </style:style>
    <style:style style:name="Figure" style:display-name="Figure" style:family="paragraph" style:parent-style-name="Standaard">
      <style:text-properties fo:hyphenate="false"/>
    </style:style>
    <style:style style:name="CaptionedFigure" style:display-name="Captioned Figure" style:family="paragraph" style:parent-style-name="Figure">
      <style:paragraph-properties fo:keep-with-next="always"/>
      <style:text-properties fo:hyphenate="false"/>
    </style:style>
    <style:style style:name="CharTok" style:display-name="CharTok" style:family="text" style:parent-style-name="Standaardalinea-lettertype">
      <style:text-properties style:font-name="Consolas" style:font-name-asian="Arial Unicode MS" style:font-name-complex="Calibri" fo:font-style="italic" style:font-style-asian="italic" style:font-style-complex="italic" fo:color="#4E9A06" fo:font-size="11pt" style:font-size-asian="11pt" style:font-size-complex="9pt" fo:background-color="#F8F8F8" fo:language="nl" fo:country="NL" style:language-asian="nl" style:country-asian="NL"/>
    </style:style>
    <style:style style:name="CommentTok" style:display-name="CommentTok" style:family="text" style:parent-style-name="Standaardalinea-lettertype">
      <style:text-properties style:font-name="Consolas" style:font-name-asian="Arial Unicode MS" style:font-name-complex="Calibri" fo:font-style="normal" style:font-style-asian="normal" style:font-style-complex="italic" fo:color="#8F5902" fo:font-size="11pt" style:font-size-asian="11pt" style:font-size-complex="9pt" fo:background-color="#F8F8F8" fo:language="nl" fo:country="NL" style:language-asian="nl" style:country-asian="NL"/>
    </style:style>
    <style:style style:name="CommentVarTok" style:display-name="CommentVarTok" style:family="text" style:parent-style-name="Standaardalinea-lettertype">
      <style:text-properties style:font-name="Consolas" style:font-name-asian="Arial Unicode MS" style:font-name-complex="Calibri" fo:font-weight="bold" style:font-weight-asian="bold" fo:font-style="normal" style:font-style-asian="normal" style:font-style-complex="italic" fo:color="#8F5902" fo:font-size="11pt" style:font-size-asian="11pt" style:font-size-complex="9pt" fo:background-color="#F8F8F8" fo:language="nl" fo:country="NL" style:language-asian="nl" style:country-asian="NL"/>
    </style:style>
    <style:style style:name="Compact" style:display-name="Compact" style:family="paragraph" style:parent-style-name="Plattetekst">
      <style:paragraph-properties fo:margin-top="0.025in" fo:margin-bottom="0.025in"/>
      <style:text-properties fo:hyphenate="false"/>
    </style:style>
    <style:style style:name="ConstantTok" style:display-name="ConstantTok" style:family="text" style:parent-style-name="Standaardalinea-lettertype">
      <style:text-properties style:font-name="Consolas" style:font-name-asian="Arial Unicode MS" style:font-name-complex="Calibri" fo:font-style="italic" style:font-style-asian="italic" style:font-style-complex="italic" fo:color="#000000" fo:font-size="11pt" style:font-size-asian="11pt" style:font-size-complex="9pt" fo:background-color="#F8F8F8" fo:language="nl" fo:country="NL" style:language-asian="nl" style:country-asian="NL"/>
    </style:style>
    <style:style style:name="contextualspellingandgrammarerror" style:display-name="contextualspellingandgrammarerror" style:family="text" style:parent-style-name="Standaardalinea-lettertype"/>
    <style:style style:name="ControlFlowTok" style:display-name="ControlFlowTok" style:family="text" style:parent-style-name="Standaardalinea-lettertype">
      <style:text-properties style:font-name="Consolas" style:font-name-asian="Arial Unicode MS" style:font-name-complex="Calibri" fo:font-weight="bold" style:font-weight-asian="bold" fo:font-style="italic" style:font-style-asian="italic" style:font-style-complex="italic" fo:color="#204A87" fo:font-size="11pt" style:font-size-asian="11pt" style:font-size-complex="9pt" fo:background-color="#F8F8F8" fo:language="nl" fo:country="NL" style:language-asian="nl" style:country-asian="NL"/>
    </style:style>
    <style:style style:name="DataTypeTok" style:display-name="DataTypeTok" style:family="text" style:parent-style-name="Standaardalinea-lettertype">
      <style:text-properties style:font-name="Consolas" style:font-name-asian="Arial Unicode MS" style:font-name-complex="Calibri" fo:font-style="italic" style:font-style-asian="italic" style:font-style-complex="italic" fo:color="#204A87" fo:font-size="11pt" style:font-size-asian="11pt" style:font-size-complex="9pt" fo:background-color="#F8F8F8" fo:language="nl" fo:country="NL" style:language-asian="nl" style:country-asian="NL"/>
    </style:style>
    <style:style style:name="Datum" style:display-name="Datum" style:family="paragraph" style:next-style-name="Plattetekst">
      <style:paragraph-properties fo:keep-with-next="always" fo:keep-together="always" fo:margin-bottom="0.1388in" fo:line-height="100%"/>
      <style:text-properties fo:font-size="12pt" style:font-size-asian="12pt" style:font-size-complex="12pt" fo:language="en" fo:country="US" fo:hyphenate="false"/>
    </style:style>
    <style:style style:name="DatumChar" style:display-name="Datum Char" style:family="text" style:parent-style-name="Standaardalinea-lettertype">
      <style:text-properties fo:font-size="12pt" style:font-size-asian="12pt" style:font-size-complex="12pt" fo:language="en" fo:country="US"/>
    </style:style>
    <style:style style:name="DecValTok" style:display-name="DecValTok" style:family="text" style:parent-style-name="Standaardalinea-lettertype">
      <style:text-properties style:font-name="Consolas" style:font-name-asian="Arial Unicode MS" style:font-name-complex="Calibri" fo:font-style="italic" style:font-style-asian="italic" style:font-style-complex="italic" fo:color="#0000CF" fo:font-size="11pt" style:font-size-asian="11pt" style:font-size-complex="9pt" fo:background-color="#F8F8F8" fo:language="nl" fo:country="NL" style:language-asian="nl" style:country-asian="NL"/>
    </style:style>
    <style:style style:name="Definition" style:display-name="Definition" style:family="paragraph" style:parent-style-name="Standaard">
      <style:text-properties fo:hyphenate="false"/>
    </style:style>
    <style:style style:name="DefinitionTerm" style:display-name="Definition Term" style:family="paragraph" style:parent-style-name="Standaard" style:next-style-name="Definition">
      <style:paragraph-properties fo:keep-with-next="always" fo:keep-together="always"/>
      <style:text-properties fo:font-weight="bold" style:font-weight-asian="bold" fo:hyphenate="false"/>
    </style:style>
    <style:style style:name="DocumentationTok" style:display-name="DocumentationTok" style:family="text" style:parent-style-name="Standaardalinea-lettertype">
      <style:text-properties style:font-name="Consolas" style:font-name-asian="Arial Unicode MS" style:font-name-complex="Calibri" fo:font-weight="bold" style:font-weight-asian="bold" fo:font-style="normal" style:font-style-asian="normal" style:font-style-complex="italic" fo:color="#8F5902" fo:font-size="11pt" style:font-size-asian="11pt" style:font-size-complex="9pt" fo:background-color="#F8F8F8" fo:language="nl" fo:country="NL" style:language-asian="nl" style:country-asian="NL"/>
    </style:style>
    <style:style style:name="eop" style:display-name="eop" style:family="text" style:parent-style-name="Standaardalinea-lettertype"/>
    <style:style style:name="ErrorTok" style:display-name="ErrorTok" style:family="text" style:parent-style-name="Standaardalinea-lettertype">
      <style:text-properties style:font-name="Consolas" style:font-name-asian="Arial Unicode MS" style:font-name-complex="Calibri" fo:font-weight="bold" style:font-weight-asian="bold" fo:font-style="italic" style:font-style-asian="italic" style:font-style-complex="italic" fo:color="#A40000" fo:font-size="11pt" style:font-size-asian="11pt" style:font-size-complex="9pt" fo:background-color="#F8F8F8" fo:language="nl" fo:country="NL" style:language-asian="nl" style:country-asian="NL"/>
    </style:style>
    <style:style style:name="ExtensionTok" style:display-name="ExtensionTok" style:family="text" style:parent-style-name="Standaardalinea-lettertype">
      <style:text-properties style:font-name="Consolas" style:font-name-asian="Arial Unicode MS" style:font-name-complex="Calibri" fo:font-style="italic" style:font-style-asian="italic" style:font-style-complex="italic" fo:color="#0E2841" fo:font-size="11pt" style:font-size-asian="11pt" style:font-size-complex="9pt" fo:background-color="#F8F8F8" fo:language="nl" fo:country="NL" style:language-asian="nl" style:country-asian="NL"/>
    </style:style>
    <style:style style:name="findhit" style:display-name="findhit" style:family="text" style:parent-style-name="Standaardalinea-lettertype"/>
    <style:style style:name="FirstParagraph" style:display-name="First Paragraph" style:family="paragraph" style:parent-style-name="Plattetekst" style:next-style-name="Plattetekst">
      <style:text-properties fo:hyphenate="false"/>
    </style:style>
    <style:style style:name="FloatTok" style:display-name="FloatTok" style:family="text" style:parent-style-name="Standaardalinea-lettertype">
      <style:text-properties style:font-name="Consolas" style:font-name-asian="Arial Unicode MS" style:font-name-complex="Calibri" fo:font-style="italic" style:font-style-asian="italic" style:font-style-complex="italic" fo:color="#0000CF" fo:font-size="11pt" style:font-size-asian="11pt" style:font-size-complex="9pt" fo:background-color="#F8F8F8" fo:language="nl" fo:country="NL" style:language-asian="nl" style:country-asian="NL"/>
    </style:style>
    <style:style style:name="FunctionTok" style:display-name="FunctionTok" style:family="text" style:parent-style-name="Standaardalinea-lettertype">
      <style:text-properties style:font-name="Consolas" style:font-name-asian="Arial Unicode MS" style:font-name-complex="Calibri" fo:font-style="italic" style:font-style-asian="italic" style:font-style-complex="italic" fo:color="#000000" fo:font-size="11pt" style:font-size-asian="11pt" style:font-size-complex="9pt" fo:background-color="#F8F8F8" fo:language="nl" fo:country="NL" style:language-asian="nl" style:country-asian="NL"/>
    </style:style>
    <style:style style:name="Geenafstand" style:display-name="Geen afstand" style:family="paragraph">
      <style:paragraph-properties fo:margin-bottom="0in" fo:line-height="100%"/>
      <style:text-properties fo:hyphenate="false"/>
    </style:style>
    <style:style style:name="GevolgdeHyperlink" style:display-name="GevolgdeHyperlink" style:family="text" style:parent-style-name="Standaardalinea-lettertype">
      <style:text-properties fo:color="#96607D" style:text-underline-type="single" style:text-underline-style="solid" style:text-underline-width="auto" style:text-underline-mode="continuous" style:text-underline-color="font-color"/>
    </style:style>
    <style:style style:name="Hyperlink" style:display-name="Hyperlink" style:family="text" style:parent-style-name="Standaardalinea-lettertype">
      <style:text-properties fo:color="#0000FF" style:text-underline-type="single" style:text-underline-style="solid" style:text-underline-width="auto" style:text-underline-mode="continuous" style:text-underline-color="font-color"/>
    </style:style>
    <style:style style:name="ImageCaption" style:display-name="Image Caption" style:family="paragraph" style:parent-style-name="Bijschrift">
      <style:text-properties fo:hyphenate="false"/>
    </style:style>
    <style:style style:name="ImportTok" style:display-name="ImportTok" style:family="text" style:parent-style-name="Standaardalinea-lettertype">
      <style:text-properties style:font-name="Consolas" style:font-name-asian="Arial Unicode MS" style:font-name-complex="Calibri" fo:font-style="italic" style:font-style-asian="italic" style:font-style-complex="italic" fo:color="#0E2841" fo:font-size="11pt" style:font-size-asian="11pt" style:font-size-complex="9pt" fo:background-color="#F8F8F8" fo:language="nl" fo:country="NL" style:language-asian="nl" style:country-asian="NL"/>
    </style:style>
    <style:style style:name="InformationTok" style:display-name="InformationTok" style:family="text" style:parent-style-name="Standaardalinea-lettertype">
      <style:text-properties style:font-name="Consolas" style:font-name-asian="Arial Unicode MS" style:font-name-complex="Calibri" fo:font-weight="bold" style:font-weight-asian="bold" fo:font-style="normal" style:font-style-asian="normal" style:font-style-complex="italic" fo:color="#8F5902" fo:font-size="11pt" style:font-size-asian="11pt" style:font-size-complex="9pt" fo:background-color="#F8F8F8" fo:language="nl" fo:country="NL" style:language-asian="nl" style:country-asian="NL"/>
    </style:style>
    <style:style style:name="Inhopg1" style:display-name="Inhopg 1" style:family="paragraph" style:parent-style-name="Standaard" style:next-style-name="Standaard" style:auto-update="true">
      <style:paragraph-properties fo:widows="2" fo:orphans="2" fo:border="0.0034in solid #FFFFFF" fo:padding="0.4305in" style:shadow="#000000 0.0034in 0.0034in" style:text-autospace="ideograph-alpha" fo:margin-bottom="0.0694in"/>
      <style:text-properties style:font-name="Source Sans Pro" style:font-name-asian="Arial Unicode MS" style:font-name-complex="Calibri" fo:color="#434343" fo:language="nl" fo:country="NL" style:language-asian="nl" style:country-asian="NL" fo:hyphenate="false"/>
    </style:style>
    <style:style style:name="Inhopg1Char" style:display-name="Inhopg 1 Char" style:family="text" style:parent-style-name="Standaardalinea-lettertype">
      <style:text-properties style:font-name="Source Sans Pro" style:font-name-asian="Arial Unicode MS" style:font-name-complex="Calibri" fo:color="#434343" style:language-asian="nl" style:country-asian="NL"/>
    </style:style>
    <style:style style:name="Inhopg2" style:display-name="Inhopg 2" style:family="paragraph" style:parent-style-name="Standaard" style:next-style-name="Standaard" style:auto-update="true">
      <style:paragraph-properties fo:widows="2" fo:orphans="2" fo:border="0.0034in solid #FFFFFF" fo:padding="0.4305in" style:shadow="#000000 0.0034in 0.0034in" style:text-autospace="ideograph-alpha" fo:margin-bottom="0.0694in" fo:margin-left="0.1527in">
        <style:tab-stops/>
      </style:paragraph-properties>
      <style:text-properties style:font-name="Source Sans Pro" style:font-name-asian="Arial Unicode MS" style:font-name-complex="Calibri" fo:color="#434343" fo:language="nl" fo:country="NL" style:language-asian="nl" style:country-asian="NL" fo:hyphenate="false"/>
    </style:style>
    <style:style style:name="Inhopg3" style:display-name="Inhopg 3" style:family="paragraph" style:parent-style-name="Standaard" style:next-style-name="Standaard" style:auto-update="true">
      <style:paragraph-properties fo:widows="2" fo:orphans="2" fo:border="0.0034in solid #FFFFFF" fo:padding="0.4305in" style:shadow="#000000 0.0034in 0.0034in" style:text-autospace="ideograph-alpha" fo:margin-bottom="0.0694in" fo:margin-left="0.3055in">
        <style:tab-stops/>
      </style:paragraph-properties>
      <style:text-properties style:font-name="Source Sans Pro" style:font-name-asian="Arial Unicode MS" style:font-name-complex="Calibri" fo:color="#434343" fo:language="nl" fo:country="NL" style:language-asian="nl" style:country-asian="NL" fo:hyphenate="false"/>
    </style:style>
    <style:style style:name="KeywordTok" style:display-name="KeywordTok" style:family="text" style:parent-style-name="Standaardalinea-lettertype">
      <style:text-properties style:font-name="Consolas" style:font-name-asian="Arial Unicode MS" style:font-name-complex="Calibri" fo:font-weight="bold" style:font-weight-asian="bold" fo:font-style="italic" style:font-style-asian="italic" style:font-style-complex="italic" fo:color="#204A87" fo:font-size="11pt" style:font-size-asian="11pt" style:font-size-complex="9pt" fo:background-color="#F8F8F8" fo:language="nl" fo:country="NL" style:language-asian="nl" style:country-asian="NL"/>
    </style:style>
    <style:style style:name="Kop2Char" style:display-name="Kop 2 Char" style:family="text" style:parent-style-name="Standaardalinea-lettertype">
      <style:text-properties style:font-name="Aptos Display" style:font-name-asian="Times New Roman" style:font-name-complex="Times New Roman" fo:font-weight="bold" style:font-weight-asian="bold" fo:color="#0F4761" fo:font-size="13pt" style:font-size-asian="13pt" style:font-size-complex="13pt" style:language-asian="nl" style:country-asian="NL"/>
    </style:style>
    <style:style style:name="Kop3Char" style:display-name="Kop 3 Char" style:family="text" style:parent-style-name="Standaardalinea-lettertype">
      <style:text-properties style:font-name="Aptos Display" style:font-name-asian="Times New Roman" style:font-name-complex="Times New Roman" fo:font-weight="bold" style:font-weight-asian="bold" fo:font-style="italic" style:font-style-asian="italic" fo:color="#434343" fo:font-size="12pt" style:font-size-asian="12pt" style:font-size-complex="12pt" style:language-asian="nl" style:country-asian="NL"/>
    </style:style>
    <style:style style:name="Kop4Char" style:display-name="Kop 4 Char" style:family="text" style:parent-style-name="Standaardalinea-lettertype">
      <style:text-properties style:font-name="Aptos Display" style:font-name-asian="Times New Roman" style:font-name-complex="Times New Roman" fo:font-style="italic" style:font-style-asian="italic" style:font-style-complex="italic" fo:color="#0F4761" style:language-asian="nl" style:country-asian="NL"/>
    </style:style>
    <style:style style:name="Kop5Char" style:display-name="Kop 5 Char" style:family="text" style:parent-style-name="Standaardalinea-lettertype">
      <style:text-properties style:font-name="Aptos Display" style:font-name-asian="Times New Roman" style:font-name-complex="Times New Roman" fo:font-style="italic" style:font-style-asian="italic" style:font-style-complex="italic" fo:color="#156082" style:language-asian="nl" style:country-asian="NL"/>
    </style:style>
    <style:style style:name="Kop6Char" style:display-name="Kop 6 Char" style:family="text" style:parent-style-name="Standaardalinea-lettertype">
      <style:text-properties style:font-name="Aptos Display" style:font-name-asian="Times New Roman" style:font-name-complex="Times New Roman" fo:color="#156082" style:language-asian="nl" style:country-asian="NL"/>
    </style:style>
    <style:style style:name="Kop7Char" style:display-name="Kop 7 Char" style:family="text" style:parent-style-name="Standaardalinea-lettertype">
      <style:text-properties style:font-name="Aptos Display" style:font-name-asian="Times New Roman" style:font-name-complex="Times New Roman" fo:color="#156082" style:language-asian="nl" style:country-asian="NL"/>
    </style:style>
    <style:style style:name="Kop8Char" style:display-name="Kop 8 Char" style:family="text" style:parent-style-name="Standaardalinea-lettertype">
      <style:text-properties style:font-name="Aptos Display" style:font-name-asian="Times New Roman" style:font-name-complex="Times New Roman" fo:color="#156082" style:language-asian="nl" style:country-asian="NL"/>
    </style:style>
    <style:style style:name="Kop9Char" style:display-name="Kop 9 Char" style:family="text" style:parent-style-name="Standaardalinea-lettertype">
      <style:text-properties style:font-name="Aptos Display" style:font-name-asian="Times New Roman" style:font-name-complex="Times New Roman" fo:color="#156082" style:language-asian="nl" style:country-asian="NL"/>
    </style:style>
    <style:style style:name="Kopvaninhoudsopgave" style:display-name="Kop van inhoudsopgave" style:family="paragraph" style:parent-style-name="Kop1" style:next-style-name="Standaard" style:list-style-name="LFO4" style:default-outline-level="1">
      <style:paragraph-properties fo:border="none" fo:padding="0in" style:shadow="none" fo:margin-top="0.1666in" fo:margin-bottom="0in" fo:line-height="106%"/>
      <style:text-properties style:font-name="Aptos Display" fo:font-weight="normal" style:font-weight-asian="normal" fo:color="#0F4761" fo:hyphenate="false"/>
    </style:style>
    <style:style style:name="Koptekst" style:display-name="Koptekst" style:family="paragraph" style:parent-style-name="Standaard">
      <style:paragraph-properties fo:widows="2" fo:orphans="2" fo:border="0.0034in solid #FFFFFF" fo:padding="0.4305in" style:shadow="#000000 0.0034in 0.0034in" style:text-autospace="ideograph-alpha">
        <style:tab-stops>
          <style:tab-stop style:type="center" style:position="3.134in"/>
          <style:tab-stop style:type="right" style:position="6.268in"/>
        </style:tab-stops>
      </style:paragraph-properties>
      <style:text-properties style:font-name="Source Sans Pro" style:font-name-asian="Arial Unicode MS" style:font-name-complex="Calibri" fo:color="#434343" fo:language="nl" fo:country="NL" style:language-asian="nl" style:country-asian="NL" fo:hyphenate="false"/>
    </style:style>
    <style:style style:name="KoptekstChar" style:display-name="Koptekst Char" style:family="text" style:parent-style-name="Standaardalinea-lettertype">
      <style:text-properties style:font-name="Source Sans Pro" style:font-name-asian="Arial Unicode MS" style:font-name-complex="Calibri" fo:color="#434343" style:language-asian="nl" style:country-asian="NL"/>
    </style:style>
    <style:style style:name="Lijstalinea" style:display-name="Lijstalinea" style:family="paragraph" style:parent-style-name="Standaard">
      <style:paragraph-properties fo:widows="2" fo:orphans="2" fo:border="0.0034in solid #FFFFFF" fo:padding="0.4305in" style:shadow="#000000 0.0034in 0.0034in" style:text-autospace="ideograph-alpha" style:contextual-spacing="true" fo:margin-left="0.5in">
        <style:tab-stops/>
      </style:paragraph-properties>
      <style:text-properties style:font-name="Source Sans Pro" style:font-name-asian="Arial Unicode MS" style:font-name-complex="Calibri" fo:color="#434343" fo:language="nl" fo:country="NL" style:language-asian="nl" style:country-asian="NL" fo:hyphenate="false"/>
    </style:style>
    <style:style style:name="normaltextrun" style:display-name="normaltextrun" style:family="text" style:parent-style-name="Standaardalinea-lettertype"/>
    <style:style style:name="NormalTok" style:display-name="NormalTok" style:family="text" style:parent-style-name="Standaardalinea-lettertype">
      <style:text-properties style:font-name="Consolas" style:font-name-asian="Arial Unicode MS" style:font-name-complex="Calibri" fo:font-style="italic" style:font-style-asian="italic" style:font-style-complex="italic" fo:color="#0E2841" fo:font-size="11pt" style:font-size-asian="11pt" style:font-size-complex="9pt" fo:background-color="#F8F8F8" fo:language="nl" fo:country="NL" style:language-asian="nl" style:country-asian="NL"/>
    </style:style>
    <style:style style:name="Titel" style:display-name="Titel" style:family="paragraph" style:parent-style-name="Standaard" style:next-style-name="Standaard">
      <style:paragraph-properties fo:widows="2" fo:orphans="2" fo:border="0.0034in solid #FFFFFF" fo:padding="0.4305in" style:shadow="#000000 0.0034in 0.0034in" style:text-autospace="ideograph-alpha" style:contextual-spacing="true"/>
      <style:text-properties style:font-name="Interstate" style:font-name-asian="Times New Roman" style:font-name-complex="Times New Roman" fo:font-weight="bold" style:font-weight-asian="bold" fo:color="#662A88" fo:letter-spacing="-0.0069in" style:letter-kerning="true" fo:font-size="26pt" style:font-size-asian="26pt" style:font-size-complex="26pt" fo:language="nl" fo:country="NL" style:language-asian="nl" style:country-asian="NL" fo:hyphenate="false"/>
    </style:style>
    <style:style style:name="TitelChar" style:display-name="Titel Char" style:family="text" style:parent-style-name="Standaardalinea-lettertype">
      <style:text-properties style:font-name="Interstate" style:font-name-asian="Times New Roman" style:font-name-complex="Times New Roman" fo:font-weight="bold" style:font-weight-asian="bold" fo:color="#662A88" fo:letter-spacing="-0.0069in" style:letter-kerning="true" fo:font-size="26pt" style:font-size-asian="26pt" style:font-size-complex="26pt" style:language-asian="nl" style:country-asian="NL"/>
    </style:style>
    <style:style style:name="Ondertitel" style:display-name="Ondertitel" style:family="paragraph" style:parent-style-name="Titel" style:next-style-name="Plattetekst">
      <style:paragraph-properties fo:text-align="center" fo:margin-top="0.1666in"/>
      <style:text-properties fo:font-size="15pt" style:font-size-asian="15pt" style:font-size-complex="15pt" fo:hyphenate="false"/>
    </style:style>
    <style:style style:name="OndertitelChar" style:display-name="Ondertitel Char" style:family="text" style:parent-style-name="Standaardalinea-lettertype">
      <style:text-properties style:font-name="Interstate" style:font-name-asian="Times New Roman" style:font-name-complex="Times New Roman" fo:font-weight="bold" style:font-weight-asian="bold" fo:color="#662A88" fo:letter-spacing="-0.0069in" style:letter-kerning="true" fo:font-size="15pt" style:font-size-asian="15pt" style:font-size-complex="15pt" style:language-asian="nl" style:country-asian="NL"/>
    </style:style>
    <style:style style:name="Tekstopmerking" style:display-name="Tekst opmerking" style:family="paragraph" style:parent-style-name="Standaard">
      <style:paragraph-properties fo:widows="2" fo:orphans="2" fo:border="0.0034in solid #FFFFFF" fo:padding="0.4305in" style:shadow="#000000 0.0034in 0.0034in" style:text-autospace="ideograph-alpha"/>
      <style:text-properties style:font-name="Source Sans Pro" style:font-name-asian="Arial Unicode MS" style:font-name-complex="Calibri" fo:color="#434343" fo:font-size="10pt" style:font-size-asian="10pt" style:font-size-complex="10pt" fo:language="nl" fo:country="NL" style:language-asian="nl" style:country-asian="NL" fo:hyphenate="false"/>
    </style:style>
    <style:style style:name="TekstopmerkingChar" style:display-name="Tekst opmerking Char" style:family="text" style:parent-style-name="Standaardalinea-lettertype">
      <style:text-properties style:font-name="Source Sans Pro" style:font-name-asian="Arial Unicode MS" style:font-name-complex="Calibri" fo:color="#434343" fo:font-size="10pt" style:font-size-asian="10pt" style:font-size-complex="10pt" style:language-asian="nl" style:country-asian="NL"/>
    </style:style>
    <style:style style:name="Onderwerpvanopmerking" style:display-name="Onderwerp van opmerking" style:family="paragraph" style:parent-style-name="Tekstopmerking" style:next-style-name="Tekstopmerking">
      <style:text-properties fo:font-weight="bold" style:font-weight-asian="bold" style:font-weight-complex="bold" fo:hyphenate="false"/>
    </style:style>
    <style:style style:name="OnderwerpvanopmerkingChar" style:display-name="Onderwerp van opmerking Char" style:family="text" style:parent-style-name="TekstopmerkingChar">
      <style:text-properties style:font-name="Source Sans Pro" style:font-name-asian="Arial Unicode MS" style:font-name-complex="Calibri" fo:font-weight="bold" style:font-weight-asian="bold" style:font-weight-complex="bold" fo:color="#434343" fo:font-size="10pt" style:font-size-asian="10pt" style:font-size-complex="10pt" style:language-asian="nl" style:country-asian="NL"/>
    </style:style>
    <style:style style:name="Onopgelostemelding" style:display-name="Onopgeloste melding" style:family="text" style:parent-style-name="Standaardalinea-lettertype">
      <style:text-properties fo:color="#605E5C" fo:background-color="#E1DFDD"/>
    </style:style>
    <style:style style:name="OperatorTok" style:display-name="OperatorTok" style:family="text" style:parent-style-name="Standaardalinea-lettertype">
      <style:text-properties style:font-name="Consolas" style:font-name-asian="Arial Unicode MS" style:font-name-complex="Calibri" fo:font-weight="bold" style:font-weight-asian="bold" fo:font-style="italic" style:font-style-asian="italic" style:font-style-complex="italic" fo:color="#CE5C00" fo:font-size="11pt" style:font-size-asian="11pt" style:font-size-complex="9pt" fo:background-color="#F8F8F8" fo:language="nl" fo:country="NL" style:language-asian="nl" style:country-asian="NL"/>
    </style:style>
    <style:style style:name="OtherTok" style:display-name="OtherTok" style:family="text" style:parent-style-name="Standaardalinea-lettertype">
      <style:text-properties style:font-name="Consolas" style:font-name-asian="Arial Unicode MS" style:font-name-complex="Calibri" fo:font-style="italic" style:font-style-asian="italic" style:font-style-complex="italic" fo:color="#8F5902" fo:font-size="11pt" style:font-size-asian="11pt" style:font-size-complex="9pt" fo:background-color="#F8F8F8" fo:language="nl" fo:country="NL" style:language-asian="nl" style:country-asian="NL"/>
    </style:style>
    <style:style style:name="paragraph" style:display-name="paragraph" style:family="paragraph" style:parent-style-name="Standaard">
      <style:paragraph-properties fo:margin-top="0.0694in" fo:margin-bottom="0.0694in"/>
      <style:text-properties style:font-name="Times New Roman" style:font-name-asian="Times New Roman" style:font-name-complex="Times New Roman" fo:font-size="12pt" style:font-size-asian="12pt" style:font-size-complex="12pt" fo:hyphenate="false"/>
    </style:style>
    <style:style style:name="PreprocessorTok" style:display-name="PreprocessorTok" style:family="text" style:parent-style-name="Standaardalinea-lettertype">
      <style:text-properties style:font-name="Consolas" style:font-name-asian="Arial Unicode MS" style:font-name-complex="Calibri" fo:font-style="normal" style:font-style-asian="normal" style:font-style-complex="italic" fo:color="#8F5902" fo:font-size="11pt" style:font-size-asian="11pt" style:font-size-complex="9pt" fo:background-color="#F8F8F8" fo:language="nl" fo:country="NL" style:language-asian="nl" style:country-asian="NL"/>
    </style:style>
    <style:style style:name="RegionMarkerTok" style:display-name="RegionMarkerTok" style:family="text" style:parent-style-name="Standaardalinea-lettertype">
      <style:text-properties style:font-name="Consolas" style:font-name-asian="Arial Unicode MS" style:font-name-complex="Calibri" fo:font-style="italic" style:font-style-asian="italic" style:font-style-complex="italic" fo:color="#0E2841" fo:font-size="11pt" style:font-size-asian="11pt" style:font-size-complex="9pt" fo:background-color="#F8F8F8" fo:language="nl" fo:country="NL" style:language-asian="nl" style:country-asian="NL"/>
    </style:style>
    <style:style style:name="SourceCode" style:display-name="Source Code" style:family="paragraph" style:parent-style-name="Standaard">
      <style:paragraph-properties style:line-break="normal" fo:background-color="#F8F8F8">
        <style:background-fill draw:fill="solid" draw:fill-color="#F8F8F8"/>
      </style:paragraph-properties>
      <style:text-properties fo:font-size="9pt" style:font-size-asian="9pt" style:font-size-complex="9pt" fo:hyphenate="false"/>
    </style:style>
    <style:style style:name="VerbatimChar" style:display-name="Verbatim Char" style:family="text" style:parent-style-name="BijschriftChar">
      <style:text-properties style:font-name="Source Sans Pro" style:font-name-asian="Arial Unicode MS" style:font-name-complex="Calibri" fo:font-style="normal" style:font-style-asian="normal" style:font-style-complex="normal" fo:color="#434343" fo:font-size="9pt" style:font-size-asian="9pt" style:font-size-complex="9pt" fo:background-color="#F8F8F8" style:language-asian="nl" style:country-asian="NL"/>
    </style:style>
    <style:style style:name="SpecialCharTok" style:display-name="SpecialCharTok" style:family="text" style:parent-style-name="VerbatimChar">
      <style:text-properties style:font-name="Consolas" style:font-name-asian="Arial Unicode MS" style:font-name-complex="Calibri" fo:font-style="italic" style:font-style-asian="italic" style:font-style-complex="italic" fo:color="#000000" fo:font-size="11pt" style:font-size-asian="11pt" style:font-size-complex="9pt" fo:background-color="#F8F8F8" fo:language="nl" fo:country="NL" style:language-asian="nl" style:country-asian="NL"/>
    </style:style>
    <style:style style:name="SpecialStringTok" style:display-name="SpecialStringTok" style:family="text" style:parent-style-name="VerbatimChar">
      <style:text-properties style:font-name="Consolas" style:font-name-asian="Arial Unicode MS" style:font-name-complex="Calibri" fo:font-style="italic" style:font-style-asian="italic" style:font-style-complex="italic" fo:color="#4E9A06" fo:font-size="11pt" style:font-size-asian="11pt" style:font-size-complex="9pt" fo:background-color="#F8F8F8" fo:language="nl" fo:country="NL" style:language-asian="nl" style:country-asian="NL"/>
    </style:style>
    <style:style style:name="spellingerror" style:display-name="spellingerror" style:family="text" style:parent-style-name="Standaardalinea-lettertype"/>
    <style:style style:name="StringTok" style:display-name="StringTok" style:family="text" style:parent-style-name="VerbatimChar">
      <style:text-properties style:font-name="Consolas" style:font-name-asian="Arial Unicode MS" style:font-name-complex="Calibri" fo:font-style="italic" style:font-style-asian="italic" style:font-style-complex="italic" fo:color="#4E9A06" fo:font-size="11pt" style:font-size-asian="11pt" style:font-size-complex="9pt" fo:background-color="#F8F8F8" fo:language="nl" fo:country="NL" style:language-asian="nl" style:country-asian="NL"/>
    </style:style>
    <style:style style:name="TableCaption" style:display-name="Table Caption" style:family="paragraph" style:parent-style-name="Bijschrift">
      <style:paragraph-properties fo:keep-with-next="always"/>
      <style:text-properties fo:hyphenate="false"/>
    </style:style>
    <style:style style:name="VariableTok" style:display-name="VariableTok" style:family="text" style:parent-style-name="VerbatimChar">
      <style:text-properties style:font-name="Consolas" style:font-name-asian="Arial Unicode MS" style:font-name-complex="Calibri" fo:font-style="italic" style:font-style-asian="italic" style:font-style-complex="italic" fo:color="#000000" fo:font-size="11pt" style:font-size-asian="11pt" style:font-size-complex="9pt" fo:background-color="#F8F8F8" fo:language="nl" fo:country="NL" style:language-asian="nl" style:country-asian="NL"/>
    </style:style>
    <style:style style:name="VerbatimStringTok" style:display-name="VerbatimStringTok" style:family="text" style:parent-style-name="VerbatimChar">
      <style:text-properties style:font-name="Consolas" style:font-name-asian="Arial Unicode MS" style:font-name-complex="Calibri" fo:font-style="italic" style:font-style-asian="italic" style:font-style-complex="italic" fo:color="#4E9A06" fo:font-size="11pt" style:font-size-asian="11pt" style:font-size-complex="9pt" fo:background-color="#F8F8F8" fo:language="nl" fo:country="NL" style:language-asian="nl" style:country-asian="NL"/>
    </style:style>
    <style:style style:name="Vermelding" style:display-name="Vermelding" style:family="text" style:parent-style-name="Standaardalinea-lettertype">
      <style:text-properties fo:color="#2B579A" fo:background-color="#E1DFDD"/>
    </style:style>
    <style:style style:name="Verwijzingopmerking" style:display-name="Verwijzing opmerking" style:family="text" style:parent-style-name="Standaardalinea-lettertype">
      <style:text-properties fo:font-size="8pt" style:font-size-asian="8pt" style:font-size-complex="8pt"/>
    </style:style>
    <style:style style:name="Voetnootmarkering" style:display-name="Voetnootmarkering" style:family="text" style:parent-style-name="Standaardalinea-lettertype">
      <style:text-properties style:text-position="super 59%"/>
    </style:style>
    <style:style style:name="Voetnoottekst" style:display-name="Voetnoottekst" style:family="paragraph" style:parent-style-name="Standaard">
      <style:paragraph-properties fo:widows="2" fo:orphans="2" fo:border="0.0034in solid #FFFFFF" fo:padding="0.4305in" style:shadow="#000000 0.0034in 0.0034in" style:text-autospace="ideograph-alpha"/>
      <style:text-properties style:font-name="Source Sans Pro" style:font-name-asian="Arial Unicode MS" style:font-name-complex="Calibri" fo:color="#434343" fo:font-size="10pt" style:font-size-asian="10pt" style:font-size-complex="10pt" fo:language="nl" fo:country="NL" style:language-asian="nl" style:country-asian="NL" fo:hyphenate="false"/>
    </style:style>
    <style:style style:name="VoetnoottekstChar" style:display-name="Voetnoottekst Char" style:family="text" style:parent-style-name="Standaardalinea-lettertype">
      <style:text-properties style:font-name="Source Sans Pro" style:font-name-asian="Arial Unicode MS" style:font-name-complex="Calibri" fo:color="#434343" fo:font-size="10pt" style:font-size-asian="10pt" style:font-size-complex="10pt" style:language-asian="nl" style:country-asian="NL"/>
    </style:style>
    <style:style style:name="Voettekst" style:display-name="Voettekst" style:family="paragraph" style:parent-style-name="Standaard">
      <style:paragraph-properties fo:widows="2" fo:orphans="2" fo:border="0.0034in solid #FFFFFF" fo:padding="0.4305in" style:shadow="#000000 0.0034in 0.0034in" style:text-autospace="ideograph-alpha">
        <style:tab-stops>
          <style:tab-stop style:type="center" style:position="3.134in"/>
          <style:tab-stop style:type="right" style:position="6.268in"/>
        </style:tab-stops>
      </style:paragraph-properties>
      <style:text-properties style:font-name="Source Sans Pro" style:font-name-asian="Arial Unicode MS" style:font-name-complex="Calibri" fo:color="#434343" fo:language="nl" fo:country="NL" style:language-asian="nl" style:country-asian="NL" fo:hyphenate="false"/>
    </style:style>
    <style:style style:name="VoettekstChar" style:display-name="Voettekst Char" style:family="text" style:parent-style-name="Standaardalinea-lettertype">
      <style:text-properties style:font-name="Source Sans Pro" style:font-name-asian="Arial Unicode MS" style:font-name-complex="Calibri" fo:color="#434343" style:language-asian="nl" style:country-asian="NL"/>
    </style:style>
    <style:style style:name="WarningTok" style:display-name="WarningTok" style:family="text" style:parent-style-name="VerbatimChar">
      <style:text-properties style:font-name="Consolas" style:font-name-asian="Arial Unicode MS" style:font-name-complex="Calibri" fo:font-weight="bold" style:font-weight-asian="bold" fo:font-style="normal" style:font-style-asian="normal" style:font-style-complex="italic" fo:color="#8F5902" fo:font-size="11pt" style:font-size-asian="11pt" style:font-size-complex="9pt" fo:background-color="#F8F8F8" fo:language="nl" fo:country="NL" style:language-asian="nl" style:country-asian="NL"/>
    </style:style>
    <style:style style:name="Citaat" style:display-name="Citaat" style:family="paragraph" style:parent-style-name="Standaard" style:next-style-name="Standaard">
      <style:paragraph-properties fo:widows="2" fo:orphans="2" fo:border="0.0034in solid #FFFFFF" fo:padding="0.4305in" style:shadow="#000000 0.0034in 0.0034in" style:text-autospace="ideograph-alpha" fo:text-align="center" fo:margin-top="0.1111in" fo:margin-bottom="0.1111in"/>
      <style:text-properties style:font-name="Source Sans Pro" style:font-name-asian="Arial Unicode MS" style:font-name-complex="Calibri" fo:font-style="italic" style:font-style-asian="italic" style:font-style-complex="italic" fo:color="#404040" fo:language="nl" fo:country="NL" style:language-asian="nl" style:country-asian="NL" fo:hyphenate="false"/>
    </style:style>
    <style:style style:name="CitaatChar" style:display-name="Citaat Char" style:family="text" style:parent-style-name="Standaardalinea-lettertype">
      <style:text-properties style:font-name="Source Sans Pro" style:font-name-complex="Calibri" fo:font-style="italic" style:font-style-asian="italic" style:font-style-complex="italic" fo:color="#404040" style:letter-kerning="false" style:language-asian="nl" style:country-asian="NL"/>
    </style:style>
    <style:style style:name="Intensievebenadrukking" style:display-name="Intensieve benadrukking" style:family="text" style:parent-style-name="Standaardalinea-lettertype">
      <style:text-properties fo:font-style="italic" style:font-style-asian="italic" style:font-style-complex="italic" fo:color="#0F4761"/>
    </style:style>
    <style:style style:name="Duidelijkcitaat" style:display-name="Duidelijk citaat" style:family="paragraph" style:parent-style-name="Standaard" style:next-style-name="Standaard">
      <style:paragraph-properties fo:widows="2" fo:orphans="2" fo:border-top="0.0069in solid #0F4761" fo:border-left="0.0034in solid #FFFFFF" fo:border-bottom="0.0069in solid #0F4761" fo:border-right="0.0034in solid #FFFFFF" fo:padding-top="0.1388in" fo:padding-left="0.4305in" fo:padding-bottom="0.1388in" fo:padding-right="0.4305in" style:shadow="none" style:text-autospace="ideograph-alpha" fo:text-align="center" fo:margin-top="0.25in" fo:margin-bottom="0.25in" fo:margin-left="0.6in" fo:margin-right="0.6in">
        <style:tab-stops/>
      </style:paragraph-properties>
      <style:text-properties style:font-name="Source Sans Pro" style:font-name-asian="Arial Unicode MS" style:font-name-complex="Calibri" fo:font-style="italic" style:font-style-asian="italic" style:font-style-complex="italic" fo:color="#0F4761" fo:language="nl" fo:country="NL" style:language-asian="nl" style:country-asian="NL" fo:hyphenate="false"/>
    </style:style>
    <style:style style:name="DuidelijkcitaatChar" style:display-name="Duidelijk citaat Char" style:family="text" style:parent-style-name="Standaardalinea-lettertype">
      <style:text-properties style:font-name="Source Sans Pro" style:font-name-complex="Calibri" fo:font-style="italic" style:font-style-asian="italic" style:font-style-complex="italic" fo:color="#0F4761" style:letter-kerning="false" style:language-asian="nl" style:country-asian="NL"/>
    </style:style>
    <style:style style:name="Intensieveverwijzing" style:display-name="Intensieve verwijzing" style:family="text" style:parent-style-name="Standaardalinea-lettertype">
      <style:text-properties fo:font-weight="bold" style:font-weight-asian="bold" style:font-weight-complex="bold" fo:font-variant="small-caps" fo:color="#0F4761" fo:letter-spacing="0.0034in"/>
    </style:style>
    <style:style style:name="TableParagraph" style:display-name="Table Paragraph" style:family="paragraph" style:parent-style-name="Standaard">
      <style:paragraph-properties fo:margin-top="0.0256in"/>
      <style:text-properties fo:hyphenate="false"/>
    </style:style>
    <style:style style:name="WW_CharLFO2LVL3" style:family="text">
      <style:text-properties fo:font-size="10pt" style:font-size-asian="10pt" style:font-size-complex="10pt"/>
    </style:style>
    <text:list-style style:name="LFO4" style:display-name="LFO4">
      <text:list-level-style-number text:level="1" style:num-suffix="." style:num-list-format-name="NLF1" style:num-format="1">
        <style:list-level-properties text:space-before="0in" text:min-label-width="0.1in" text:list-level-position-and-space-mode="label-alignment">
          <style:list-level-label-alignment text:label-followed-by="listtab" fo:margin-left="0.1in" fo:text-indent="-0.1in"/>
        </style:list-level-properties>
      </text:list-level-style-number>
      <text:list-level-style-number text:level="2" style:num-list-format-name="NLF1" style:num-format="1" text:display-levels="2">
        <style:list-level-properties text:space-before="0in" text:min-label-width="0.2666in" text:list-level-position-and-space-mode="label-alignment">
          <style:list-level-label-alignment text:label-followed-by="listtab" fo:margin-left="0.2666in" fo:text-indent="-0.2666in"/>
        </style:list-level-properties>
      </text:list-level-style-number>
      <text:list-level-style-number text:level="3" text:style-name="WW_CharLFO2LVL3" style:num-list-format-name="NLF1"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1"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list-format-name="NLF1"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list-format-name="NLF1"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list-format-name="NLF1"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list-format-name="NLF1"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list-format-name="NLF1"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notes-configuration text:note-class="footnote" text:citation-style-name="Voetnootmarkering" text:citation-body-style-name="Voetnootmarkering" text:start-value="0" style:num-format="1" text:start-numbering-at="document" text:footnotes-position="page"/>
    <text:notes-configuration text:note-class="endnote" text:start-value="0" style:num-format="i" text:start-numbering-at="document" text:footnotes-position="document"/>
    <style:style style:name="WW_CharOUTLINELVL3" style:family="text">
      <style:text-properties fo:font-size="10pt" style:font-size-asian="10pt" style:font-size-complex="10pt"/>
    </style:style>
    <text:outline-style style:name="WW_OutlineListStyle_1">
      <text:outline-level-style text:level="1" style:num-suffix="." style:num-list-format-name="NLF2" style:num-format="1">
        <style:list-level-properties text:space-before="0in" text:min-label-width="0.1in" text:list-level-position-and-space-mode="label-alignment">
          <style:list-level-label-alignment text:label-followed-by="listtab" fo:margin-left="0.1in" fo:text-indent="-0.1in"/>
        </style:list-level-properties>
      </text:outline-level-style>
      <text:outline-level-style text:level="2" style:num-list-format-name="NLF2" style:num-format="1" text:display-levels="2">
        <style:list-level-properties text:space-before="0in" text:min-label-width="0.2666in" text:list-level-position-and-space-mode="label-alignment">
          <style:list-level-label-alignment text:label-followed-by="listtab" fo:margin-left="0.2666in" fo:text-indent="-0.2666in"/>
        </style:list-level-properties>
      </text:outline-level-style>
      <text:outline-level-style text:level="3" text:style-name="WW_CharOUTLINELVL3" style:num-list-format-name="NLF2"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number:num-list-format style:name="NLF0">
      <number:num-list-label text:level="1"/>
      <number:text>%1%.</number:text>
      <number:num-list-label text:level="2"/>
      <number:text>%1%.%2%</number:text>
      <number:num-list-label text:level="3"/>
      <number:text>%1%.%2%.%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number:num-list-format style:name="NLF2">
      <number:num-list-label text:level="1"/>
      <number:text>%1%.</number:text>
      <number:num-list-label text:level="2"/>
      <number:text>%1%.%2%</number:text>
      <number:num-list-label text:level="3"/>
      <number:text>%1%.%2%.%3%</number:text>
    </number:num-list-format>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Pierre Gorissen</meta:initial-creator>
    <dc:creator>Pierre Gorissen</dc:creator>
    <meta:creation-date>2026-01-07T07:55:00Z</meta:creation-date>
    <dc:date>2026-01-07T10:36:00Z</dc:date>
    <meta:template xlink:href="Normal.dotm" xlink:type="simple"/>
    <meta:editing-cycles>3</meta:editing-cycles>
    <meta:editing-duration>PT300S</meta:editing-duration>
    <meta:document-statistic meta:page-count="1" meta:paragraph-count="2" meta:word-count="216" meta:character-count="1406" meta:row-count="9" meta:non-whitespace-character-count="1192"/>
  </office:meta>
</office:document-meta>
</file>